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setting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693in"/>
    </style:style>
    <style:style style:name="co2" style:family="table-column">
      <style:table-column-properties fo:break-before="auto" style:column-width="1.022in"/>
    </style:style>
    <style:style style:name="co3" style:family="table-column">
      <style:table-column-properties fo:break-before="auto" style:column-width="0.8484in"/>
    </style:style>
    <style:style style:name="co4" style:family="table-column">
      <style:table-column-properties fo:break-before="auto" style:column-width="0.7244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 style:data-style-name="N160">
      <style:table-cell-properties style:rotation-align="none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shadow="hidden" draw:ole-draw-aspect="1"/>
    </style:style>
    <style:style style:name="gr2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ole-draw-aspect="1"/>
    </style:style>
    <style:style style:name="P1" style:family="paragraph">
      <loext:graphic-properties draw:fill="none"/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9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number-columns-repeated="49" table:default-cell-style-name="Default"/>
        <table:table-row table:style-name="ro1">
          <table:table-cell office:value-type="string" calcext:value-type="string">
            <text:p>u.s., sex, race*sex, fb*race*sex, feb and june 2018-2020</text:p>
          </table:table-cell>
          <table:table-cell table:number-columns-repeated="63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office:value-type="string" calcext:value-type="string">
            <text:p>The SAS System</text:p>
          </table:table-cell>
          <table:table-cell table:number-columns-repeated="63"/>
        </table:table-row>
        <table:table-row table:style-name="ro1">
          <table:table-cell table:number-columns-repeated="13"/>
          <table:table-cell>
            <draw:frame table:end-cell-address="Sheet1.U20" table:end-x="0.5028in" table:end-y="0.1362in" draw:z-index="0" draw:name="Chart 1" draw:style-name="gr1" draw:text-style-name="P1" svg:width="4.7406in" svg:height="2.8205in" svg:x="0.5031in" svg:y="0.1913in">
              <draw:object draw:notify-on-update-of-ranges="Sheet1.J9:Sheet1.J16 Sheet1.K8:Sheet1.K8 Sheet1.K9:Sheet1.K16 Sheet1.L8:Sheet1.L8 Sheet1.L9:Sheet1.L16 Sheet1.M8:Sheet1.M8 Sheet1.M9:Sheet1.M16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50"/>
        </table:table-row>
        <table:table-row table:style-name="ro1">
          <table:table-cell office:value-type="string" calcext:value-type="string">
            <text:p>Sex=Male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Obs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MONTH</text:p>
          </table:table-cell>
          <table:table-cell office:value-type="string" calcext:value-type="string">
            <text:p>emp</text:p>
          </table:table-cell>
          <table:table-cell office:value-type="string" calcext:value-type="string">
            <text:p>unemp</text:p>
          </table:table-cell>
          <table:table-cell office:value-type="string" calcext:value-type="string">
            <text:p>pctunemp</text:p>
          </table:table-cell>
          <table:table-cell table:number-columns-repeated="4"/>
          <table:table-cell office:value-type="float" office:value="2018" calcext:value-type="float">
            <text:p>2018</text:p>
          </table:table-cell>
          <table:table-cell office:value-type="float" office:value="2019" calcext:value-type="float">
            <text:p>2019</text:p>
          </table:table-cell>
          <table:table-cell office:value-type="float" office:value="2020" calcext:value-type="float">
            <text:p>2020</text:p>
          </table:table-cell>
          <table:table-cell table:number-columns-repeated="5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February</text:p>
          </table:table-cell>
          <table:table-cell office:value-type="float" office:value="82170930.84" calcext:value-type="float">
            <text:p>82170930.84</text:p>
          </table:table-cell>
          <table:table-cell office:value-type="float" office:value="4016951.68" calcext:value-type="float">
            <text:p>4016951.68</text:p>
          </table:table-cell>
          <table:table-cell office:value-type="float" office:value="4.6607" calcext:value-type="float">
            <text:p>4.6607</text:p>
          </table:table-cell>
          <table:table-cell table:style-name="ce1"/>
          <table:table-cell table:number-columns-repeated="2"/>
          <table:table-cell office:value-type="string" calcext:value-type="string">
            <text:p>U.S.</text:p>
          </table:table-cell>
          <table:table-cell office:value-type="float" office:value="101.4" calcext:value-type="float">
            <text:p>101.4</text:p>
          </table:table-cell>
          <table:table-cell office:value-type="float" office:value="100.8" calcext:value-type="float">
            <text:p>100.8</text:p>
          </table:table-cell>
          <table:table-cell office:value-type="float" office:value="90.5" calcext:value-type="float">
            <text:p>90.5</text:p>
          </table:table-cell>
          <table:table-cell table:number-columns-repeated="5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June</text:p>
          </table:table-cell>
          <table:table-cell office:value-type="float" office:value="83636807.93" calcext:value-type="float">
            <text:p>83636807.93</text:p>
          </table:table-cell>
          <table:table-cell office:value-type="float" office:value="3703520.43" calcext:value-type="float">
            <text:p>3703520.43</text:p>
          </table:table-cell>
          <table:table-cell office:value-type="float" office:value="4.2403" calcext:value-type="float">
            <text:p>4.2403</text:p>
          </table:table-cell>
          <table:table-cell table:style-name="ce1" table:formula="of:=[.D10]/[.D9]*100" office:value-type="float" office:value="101.78393633249" calcext:value-type="float">
            <text:p>101.8</text:p>
          </table:table-cell>
          <table:table-cell table:number-columns-repeated="5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February</text:p>
          </table:table-cell>
          <table:table-cell office:value-type="float" office:value="82901495.26" calcext:value-type="float">
            <text:p>82901495.26</text:p>
          </table:table-cell>
          <table:table-cell office:value-type="float" office:value="3864362.75" calcext:value-type="float">
            <text:p>3864362.75</text:p>
          </table:table-cell>
          <table:table-cell office:value-type="float" office:value="4.4538" calcext:value-type="float">
            <text:p>4.4538</text:p>
          </table:table-cell>
          <table:table-cell table:style-name="ce1"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Black</text:p>
          </table:table-cell>
          <table:table-cell office:value-type="float" office:value="101.1" calcext:value-type="float">
            <text:p>101.1</text:p>
          </table:table-cell>
          <table:table-cell office:value-type="float" office:value="101" calcext:value-type="float">
            <text:p>101</text:p>
          </table:table-cell>
          <table:table-cell office:value-type="float" office:value="88.5" calcext:value-type="float">
            <text:p>88.5</text:p>
          </table:table-cell>
          <table:table-cell table:number-columns-repeated="5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June</text:p>
          </table:table-cell>
          <table:table-cell office:value-type="float" office:value="84278931.73" calcext:value-type="float">
            <text:p>84278931.73</text:p>
          </table:table-cell>
          <table:table-cell office:value-type="float" office:value="3310773.73" calcext:value-type="float">
            <text:p>3310773.73</text:p>
          </table:table-cell>
          <table:table-cell office:value-type="float" office:value="3.7799" calcext:value-type="float">
            <text:p>3.7799</text:p>
          </table:table-cell>
          <table:table-cell table:style-name="ce1" table:formula="of:=[.D12]/[.D11]*100" office:value-type="float" office:value="101.661533927319" calcext:value-type="float">
            <text:p>101.7</text:p>
          </table:table-cell>
          <table:table-cell table:number-columns-repeated="2"/>
          <table:table-cell office:value-type="string" calcext:value-type="string">
            <text:p>Latino</text:p>
          </table:table-cell>
          <table:table-cell office:value-type="float" office:value="101.7" calcext:value-type="float">
            <text:p>101.7</text:p>
          </table:table-cell>
          <table:table-cell table:style-name="ce1" office:value-type="float" office:value="101.6" calcext:value-type="float">
            <text:p>101.6</text:p>
          </table:table-cell>
          <table:table-cell office:value-type="float" office:value="87.7" calcext:value-type="float">
            <text:p>87.7</text:p>
          </table:table-cell>
          <table:table-cell table:number-columns-repeated="5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February</text:p>
          </table:table-cell>
          <table:table-cell office:value-type="float" office:value="83211951.4" calcext:value-type="float">
            <text:p>83211951.4</text:p>
          </table:table-cell>
          <table:table-cell office:value-type="float" office:value="3675370.1" calcext:value-type="float">
            <text:p>3675370.1</text:p>
          </table:table-cell>
          <table:table-cell office:value-type="float" office:value="4.23" calcext:value-type="float">
            <text:p>4.23</text:p>
          </table:table-cell>
          <table:table-cell table:style-name="ce1"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White</text:p>
          </table:table-cell>
          <table:table-cell office:value-type="float" office:value="101.1" calcext:value-type="float">
            <text:p>101.1</text:p>
          </table:table-cell>
          <table:table-cell office:value-type="float" office:value="100.4" calcext:value-type="float">
            <text:p>100.4</text:p>
          </table:table-cell>
          <table:table-cell office:value-type="float" office:value="92.5" calcext:value-type="float">
            <text:p>92.5</text:p>
          </table:table-cell>
          <table:table-cell table:number-columns-repeated="5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June</text:p>
          </table:table-cell>
          <table:table-cell office:value-type="float" office:value="76628015.22" calcext:value-type="float">
            <text:p>76628015.22</text:p>
          </table:table-cell>
          <table:table-cell office:value-type="float" office:value="9039272.96" calcext:value-type="float">
            <text:p>9039272.96</text:p>
          </table:table-cell>
          <table:table-cell office:value-type="float" office:value="10.5516" calcext:value-type="float">
            <text:p>10.5516</text:p>
          </table:table-cell>
          <table:table-cell table:style-name="ce1" table:formula="of:=[.D14]/[.D13]*100" office:value-type="float" office:value="92.0877517361046" calcext:value-type="float">
            <text:p>92.1</text:p>
          </table:table-cell>
          <table:table-cell table:number-columns-repeated="57"/>
        </table:table-row>
        <table:table-row table:style-name="ro1">
          <table:table-cell table:number-columns-repeated="9"/>
          <table:table-cell office:value-type="string" calcext:value-type="string">
            <text:p>Female</text:p>
          </table:table-cell>
          <table:table-cell office:value-type="float" office:value="100.9" calcext:value-type="float">
            <text:p>100.9</text:p>
          </table:table-cell>
          <table:table-cell office:value-type="float" office:value="99.9" calcext:value-type="float">
            <text:p>99.9</text:p>
          </table:table-cell>
          <table:table-cell office:value-type="float" office:value="88.8" calcext:value-type="float">
            <text:p>88.8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Sex=Female</text:p>
          </table:table-cell>
          <table:table-cell table:number-columns-repeated="8"/>
          <table:table-cell office:value-type="string" calcext:value-type="string">
            <text:p>Male</text:p>
          </table:table-cell>
          <table:table-cell office:value-type="float" office:value="101.8" calcext:value-type="float">
            <text:p>101.8</text:p>
          </table:table-cell>
          <table:table-cell office:value-type="float" office:value="101.7" calcext:value-type="float">
            <text:p>101.7</text:p>
          </table:table-cell>
          <table:table-cell office:value-type="float" office:value="92.1" calcext:value-type="float">
            <text:p>92.1</text:p>
          </table:table-cell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Obs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MONTH</text:p>
          </table:table-cell>
          <table:table-cell office:value-type="string" calcext:value-type="string">
            <text:p>emp</text:p>
          </table:table-cell>
          <table:table-cell office:value-type="string" calcext:value-type="string">
            <text:p>unemp</text:p>
          </table:table-cell>
          <table:table-cell office:value-type="string" calcext:value-type="string">
            <text:p>pctunemp</text:p>
          </table:table-cell>
          <table:table-cell table:number-columns-repeated="5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February</text:p>
          </table:table-cell>
          <table:table-cell office:value-type="float" office:value="73065313.8" calcext:value-type="float">
            <text:p>73065313.8</text:p>
          </table:table-cell>
          <table:table-cell office:value-type="float" office:value="3179618.32" calcext:value-type="float">
            <text:p>3179618.32</text:p>
          </table:table-cell>
          <table:table-cell office:value-type="float" office:value="4.1703" calcext:value-type="float">
            <text:p>4.1703</text:p>
          </table:table-cell>
          <table:table-cell table:number-columns-repeated="5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June</text:p>
          </table:table-cell>
          <table:table-cell office:value-type="float" office:value="73712639.04" calcext:value-type="float">
            <text:p>73712639.04</text:p>
          </table:table-cell>
          <table:table-cell office:value-type="float" office:value="3343569.52" calcext:value-type="float">
            <text:p>3343569.52</text:p>
          </table:table-cell>
          <table:table-cell office:value-type="float" office:value="4.3391" calcext:value-type="float">
            <text:p>4.3391</text:p>
          </table:table-cell>
          <table:table-cell table:style-name="ce1" table:formula="of:=[.D20]/[.D19]*100" office:value-type="float" office:value="100.885954232362" calcext:value-type="float">
            <text:p>100.9</text:p>
          </table:table-cell>
          <table:table-cell table:number-columns-repeated="2"/>
          <table:table-cell office:value-type="string" calcext:value-type="string">
            <text:p>White</text:p>
          </table:table-cell>
          <table:table-cell office:value-type="float" office:value="101.1" calcext:value-type="float">
            <text:p>101.1</text:p>
          </table:table-cell>
          <table:table-cell office:value-type="float" office:value="100.4" calcext:value-type="float">
            <text:p>100.4</text:p>
          </table:table-cell>
          <table:table-cell office:value-type="float" office:value="92.5" calcext:value-type="float">
            <text:p>92.5</text:p>
          </table:table-cell>
          <table:table-cell table:number-columns-repeated="5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February</text:p>
          </table:table-cell>
          <table:table-cell office:value-type="float" office:value="74224780.11" calcext:value-type="float">
            <text:p>74224780.11</text:p>
          </table:table-cell>
          <table:table-cell office:value-type="float" office:value="2953548.9" calcext:value-type="float">
            <text:p>2953548.9</text:p>
          </table:table-cell>
          <table:table-cell office:value-type="float" office:value="3.8269" calcext:value-type="float">
            <text:p>3.8269</text:p>
          </table:table-cell>
          <table:table-cell table:style-name="ce1"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Latino</text:p>
          </table:table-cell>
          <table:table-cell office:value-type="float" office:value="101.7" calcext:value-type="float">
            <text:p>101.7</text:p>
          </table:table-cell>
          <table:table-cell office:value-type="float" office:value="101.6" calcext:value-type="float">
            <text:p>101.6</text:p>
          </table:table-cell>
          <table:table-cell office:value-type="float" office:value="87.7" calcext:value-type="float">
            <text:p>87.7</text:p>
          </table:table-cell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June</text:p>
          </table:table-cell>
          <table:table-cell office:value-type="float" office:value="74150594.87" calcext:value-type="float">
            <text:p>74150594.87</text:p>
          </table:table-cell>
          <table:table-cell office:value-type="float" office:value="3162851.37" calcext:value-type="float">
            <text:p>3162851.37</text:p>
          </table:table-cell>
          <table:table-cell office:value-type="float" office:value="4.0909" calcext:value-type="float">
            <text:p>4.0909</text:p>
          </table:table-cell>
          <table:table-cell table:style-name="ce1" table:formula="of:=[.D22]/[.D21]*100" office:value-type="float" office:value="99.9000532707675" calcext:value-type="float">
            <text:p>99.9</text:p>
          </table:table-cell>
          <table:table-cell table:number-columns-repeated="2"/>
          <table:table-cell office:value-type="string" calcext:value-type="string">
            <text:p>Black</text:p>
          </table:table-cell>
          <table:table-cell office:value-type="float" office:value="101.1" calcext:value-type="float">
            <text:p>101.1</text:p>
          </table:table-cell>
          <table:table-cell table:style-name="ce1" office:value-type="float" office:value="101" calcext:value-type="float">
            <text:p>101.0</text:p>
          </table:table-cell>
          <table:table-cell office:value-type="float" office:value="88.5" calcext:value-type="float">
            <text:p>88.5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February</text:p>
          </table:table-cell>
          <table:table-cell office:value-type="float" office:value="75190707.36" calcext:value-type="float">
            <text:p>75190707.36</text:p>
          </table:table-cell>
          <table:table-cell office:value-type="float" office:value="2701113.31" calcext:value-type="float">
            <text:p>2701113.31</text:p>
          </table:table-cell>
          <table:table-cell office:value-type="float" office:value="3.4678" calcext:value-type="float">
            <text:p>3.4678</text:p>
          </table:table-cell>
          <table:table-cell table:style-name="ce1"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Asian</text:p>
          </table:table-cell>
          <table:table-cell office:value-type="float" office:value="102.1" calcext:value-type="float">
            <text:p>102.1</text:p>
          </table:table-cell>
          <table:table-cell office:value-type="float" office:value="101.8" calcext:value-type="float">
            <text:p>101.8</text:p>
          </table:table-cell>
          <table:table-cell office:value-type="float" office:value="85.4" calcext:value-type="float">
            <text:p>85.4</text:p>
          </table:table-cell>
          <table:table-cell table:number-columns-repeated="5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June</text:p>
          </table:table-cell>
          <table:table-cell office:value-type="float" office:value="66749046.01" calcext:value-type="float">
            <text:p>66749046.01</text:p>
          </table:table-cell>
          <table:table-cell office:value-type="float" office:value="9123244.81" calcext:value-type="float">
            <text:p>9123244.81</text:p>
          </table:table-cell>
          <table:table-cell office:value-type="float" office:value="12.0245" calcext:value-type="float">
            <text:p>12.0245</text:p>
          </table:table-cell>
          <table:table-cell table:style-name="ce1" table:formula="of:=[.D24]/[.D23]*100" office:value-type="float" office:value="88.7729991558893" calcext:value-type="float">
            <text:p>88.8</text:p>
          </table:table-cell>
          <table:table-cell table:number-columns-repeated="57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office:value-type="string" calcext:value-type="string">
            <text:p>The SAS System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Sex=Male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Obs</text:p>
          </table:table-cell>
          <table:table-cell office:value-type="string" calcext:value-type="string">
            <text:p>racegrp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MONTH</text:p>
          </table:table-cell>
          <table:table-cell office:value-type="string" calcext:value-type="string">
            <text:p>emp</text:p>
          </table:table-cell>
          <table:table-cell office:value-type="string" calcext:value-type="string">
            <text:p>unemp</text:p>
          </table:table-cell>
          <table:table-cell office:value-type="string" calcext:value-type="string">
            <text:p>pctunemp</text:p>
          </table:table-cell>
          <table:table-cell table:number-columns-repeated="57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February</text:p>
          </table:table-cell>
          <table:table-cell office:value-type="float" office:value="51595645.8" calcext:value-type="float">
            <text:p>51595645.8</text:p>
          </table:table-cell>
          <table:table-cell office:value-type="float" office:value="2250526.2" calcext:value-type="float">
            <text:p>2250526.2</text:p>
          </table:table-cell>
          <table:table-cell office:value-type="float" office:value="4.1795" calcext:value-type="float">
            <text:p>4.1795</text:p>
          </table:table-cell>
          <table:table-cell table:number-columns-repeated="2"/>
          <table:table-cell table:formula="of:=COM.MICROSOFT.CONCAT([.K36];[.L36])" office:value-type="string" office:string-value="FemaleBlack" calcext:value-type="string">
            <text:p>FemaleBlack</text:p>
          </table:table-cell>
          <table:table-cell table:number-columns-repeated="5"/>
          <table:table-cell>
            <draw:frame table:end-cell-address="Sheet1.X50" table:end-x="0.1217in" table:end-y="0.0795in" draw:z-index="1" draw:name="Chart 2" draw:style-name="gr2" draw:text-style-name="P1" svg:width="5.2063in" svg:height="3.0055in" svg:x="0.2709in" svg:y="0.1413in">
              <draw:object draw:notify-on-update-of-ranges="Sheet1.J36:Sheet1.J43 Sheet1.M35:Sheet1.M35 Sheet1.M36:Sheet1.M43 Sheet1.N36:Sheet1.N36 Sheet1.N37:Sheet1.N44 Sheet1.O36:Sheet1.O36 Sheet1.O37:Sheet1.O44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4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June</text:p>
          </table:table-cell>
          <table:table-cell office:value-type="float" office:value="52577283.93" calcext:value-type="float">
            <text:p>52577283.93</text:p>
          </table:table-cell>
          <table:table-cell office:value-type="float" office:value="1980889.63" calcext:value-type="float">
            <text:p>1980889.63</text:p>
          </table:table-cell>
          <table:table-cell office:value-type="float" office:value="3.6308" calcext:value-type="float">
            <text:p>3.6308</text:p>
          </table:table-cell>
          <table:table-cell table:style-name="ce1" table:formula="of:=[.E35]/[.E34]*100" office:value-type="float" office:value="101.902560021838" calcext:value-type="float">
            <text:p>101.9</text:p>
          </table:table-cell>
          <table:table-cell table:number-columns-repeated="4"/>
          <table:table-cell office:value-type="float" office:value="2018" calcext:value-type="float">
            <text:p>2018</text:p>
          </table:table-cell>
          <table:table-cell table:number-columns-repeated="5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February</text:p>
          </table:table-cell>
          <table:table-cell office:value-type="float" office:value="51775985.39" calcext:value-type="float">
            <text:p>51775985.39</text:p>
          </table:table-cell>
          <table:table-cell office:value-type="float" office:value="2020482.01" calcext:value-type="float">
            <text:p>2020482.01</text:p>
          </table:table-cell>
          <table:table-cell office:value-type="float" office:value="3.7558" calcext:value-type="float">
            <text:p>3.7558</text:p>
          </table:table-cell>
          <table:table-cell table:style-name="ce1" office:value-type="string" calcext:value-type="string">
            <text:p><text:s/></text:p>
          </table:table-cell>
          <table:table-cell/>
          <table:table-cell table:formula="of:=COM.MICROSOFT.CONCAT([.L36];&quot; &quot;;[.K36])" office:value-type="string" office:string-value="Black Female" calcext:value-type="string">
            <text:p>Black Femal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lack</text:p>
          </table:table-cell>
          <table:table-cell office:value-type="float" office:value="101.4" calcext:value-type="float">
            <text:p>101.4</text:p>
          </table:table-cell>
          <table:table-cell office:value-type="float" office:value="2019" calcext:value-type="float">
            <text:p>2019</text:p>
          </table:table-cell>
          <table:table-cell office:value-type="float" office:value="2020" calcext:value-type="float">
            <text:p>2020</text:p>
          </table:table-cell>
          <table:table-cell table:number-columns-repeated="4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June</text:p>
          </table:table-cell>
          <table:table-cell office:value-type="float" office:value="52663096.12" calcext:value-type="float">
            <text:p>52663096.12</text:p>
          </table:table-cell>
          <table:table-cell office:value-type="float" office:value="1742136.99" calcext:value-type="float">
            <text:p>1742136.99</text:p>
          </table:table-cell>
          <table:table-cell office:value-type="float" office:value="3.2021" calcext:value-type="float">
            <text:p>3.2021</text:p>
          </table:table-cell>
          <table:table-cell table:style-name="ce1" table:formula="of:=[.E37]/[.E36]*100" office:value-type="float" office:value="101.713363296358" calcext:value-type="float">
            <text:p>101.7</text:p>
          </table:table-cell>
          <table:table-cell/>
          <table:table-cell table:formula="of:=COM.MICROSOFT.CONCAT([.L37];&quot; &quot;;[.K37])" office:value-type="string" office:string-value="Black Male" calcext:value-type="string">
            <text:p>Black Mal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lack</text:p>
          </table:table-cell>
          <table:table-cell table:number-columns-repeated="2" office:value-type="float" office:value="100.8" calcext:value-type="float">
            <text:p>100.8</text:p>
          </table:table-cell>
          <table:table-cell office:value-type="float" office:value="86.6" calcext:value-type="float">
            <text:p>86.6</text:p>
          </table:table-cell>
          <table:table-cell table:number-columns-repeated="4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February</text:p>
          </table:table-cell>
          <table:table-cell office:value-type="float" office:value="51589837.33" calcext:value-type="float">
            <text:p>51589837.33</text:p>
          </table:table-cell>
          <table:table-cell office:value-type="float" office:value="1940823.76" calcext:value-type="float">
            <text:p>1940823.76</text:p>
          </table:table-cell>
          <table:table-cell office:value-type="float" office:value="3.6256" calcext:value-type="float">
            <text:p>3.6256</text:p>
          </table:table-cell>
          <table:table-cell table:style-name="ce1" office:value-type="string" calcext:value-type="string">
            <text:p><text:s/></text:p>
          </table:table-cell>
          <table:table-cell table:number-columns-repeated="5"/>
          <table:table-cell office:value-type="float" office:value="101.2" calcext:value-type="float">
            <text:p>101.2</text:p>
          </table:table-cell>
          <table:table-cell office:value-type="float" office:value="90.8" calcext:value-type="float">
            <text:p>90.8</text:p>
          </table:table-cell>
          <table:table-cell table:number-columns-repeated="4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June</text:p>
          </table:table-cell>
          <table:table-cell office:value-type="float" office:value="48541446.72" calcext:value-type="float">
            <text:p>48541446.72</text:p>
          </table:table-cell>
          <table:table-cell office:value-type="float" office:value="4465946.56" calcext:value-type="float">
            <text:p>4465946.56</text:p>
          </table:table-cell>
          <table:table-cell office:value-type="float" office:value="8.4251" calcext:value-type="float">
            <text:p>8.4251</text:p>
          </table:table-cell>
          <table:table-cell table:style-name="ce1" table:formula="of:=[.E39]/[.E38]*100" office:value-type="float" office:value="94.091102496601" calcext:value-type="float">
            <text:p>94.1</text:p>
          </table:table-cell>
          <table:table-cell/>
          <table:table-cell table:formula="of:=COM.MICROSOFT.CONCAT([.L39];&quot; &quot;;[.K39])" office:value-type="string" office:string-value="Latina Female" calcext:value-type="string">
            <text:p>Latina Femal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atina</text:p>
          </table:table-cell>
          <table:table-cell office:value-type="float" office:value="101.2" calcext:value-type="float">
            <text:p>101.2</text:p>
          </table:table-cell>
          <table:table-cell table:number-columns-repeated="5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February</text:p>
          </table:table-cell>
          <table:table-cell office:value-type="float" office:value="15287861.26" calcext:value-type="float">
            <text:p>15287861.26</text:p>
          </table:table-cell>
          <table:table-cell office:value-type="float" office:value="813355.2" calcext:value-type="float">
            <text:p>813355.2</text:p>
          </table:table-cell>
          <table:table-cell office:value-type="float" office:value="5.0515" calcext:value-type="float">
            <text:p>5.0515</text:p>
          </table:table-cell>
          <table:table-cell table:style-name="ce1" office:value-type="string" calcext:value-type="string">
            <text:p><text:s/></text:p>
          </table:table-cell>
          <table:table-cell/>
          <table:table-cell table:formula="of:=COM.MICROSOFT.CONCAT([.L40];&quot; &quot;;[.K40])" office:value-type="string" office:string-value="Latino Male" calcext:value-type="string">
            <text:p>Latino Mal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atino</text:p>
          </table:table-cell>
          <table:table-cell table:style-name="ce1" office:value-type="float" office:value="102" calcext:value-type="float">
            <text:p>102.0</text:p>
          </table:table-cell>
          <table:table-cell office:value-type="float" office:value="101.8" calcext:value-type="float">
            <text:p>101.8</text:p>
          </table:table-cell>
          <table:table-cell office:value-type="float" office:value="86.3" calcext:value-type="float">
            <text:p>86.3</text:p>
          </table:table-cell>
          <table:table-cell table:number-columns-repeated="4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June</text:p>
          </table:table-cell>
          <table:table-cell office:value-type="float" office:value="15592730.06" calcext:value-type="float">
            <text:p>15592730.06</text:p>
          </table:table-cell>
          <table:table-cell office:value-type="float" office:value="693291.55" calcext:value-type="float">
            <text:p>693291.55</text:p>
          </table:table-cell>
          <table:table-cell office:value-type="float" office:value="4.257" calcext:value-type="float">
            <text:p>4.257</text:p>
          </table:table-cell>
          <table:table-cell table:style-name="ce1" table:formula="of:=[.E41]/[.E40]*100" office:value-type="float" office:value="101.994188688758" calcext:value-type="float">
            <text:p>102.0</text:p>
          </table:table-cell>
          <table:table-cell table:number-columns-repeated="5"/>
          <table:table-cell office:value-type="float" office:value="101.5" calcext:value-type="float">
            <text:p>101.5</text:p>
          </table:table-cell>
          <table:table-cell office:value-type="float" office:value="88.8" calcext:value-type="float">
            <text:p>88.8</text:p>
          </table:table-cell>
          <table:table-cell table:number-columns-repeated="4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February</text:p>
          </table:table-cell>
          <table:table-cell office:value-type="float" office:value="15622444" calcext:value-type="float">
            <text:p>15622444</text:p>
          </table:table-cell>
          <table:table-cell office:value-type="float" office:value="801181.59" calcext:value-type="float">
            <text:p>801181.59</text:p>
          </table:table-cell>
          <table:table-cell office:value-type="float" office:value="4.8782" calcext:value-type="float">
            <text:p>4.8782</text:p>
          </table:table-cell>
          <table:table-cell table:style-name="ce1" office:value-type="string" calcext:value-type="string">
            <text:p><text:s/></text:p>
          </table:table-cell>
          <table:table-cell/>
          <table:table-cell table:formula="of:=COM.MICROSOFT.CONCAT([.L42];&quot; &quot;;[.K42])" office:value-type="string" office:string-value="White Female" calcext:value-type="string">
            <text:p>White Femal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office:value-type="float" office:value="100.3" calcext:value-type="float">
            <text:p>100.3</text:p>
          </table:table-cell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June</text:p>
          </table:table-cell>
          <table:table-cell office:value-type="float" office:value="15852053.16" calcext:value-type="float">
            <text:p>15852053.16</text:p>
          </table:table-cell>
          <table:table-cell office:value-type="float" office:value="647232.73" calcext:value-type="float">
            <text:p>647232.73</text:p>
          </table:table-cell>
          <table:table-cell office:value-type="float" office:value="3.9228" calcext:value-type="float">
            <text:p>3.9228</text:p>
          </table:table-cell>
          <table:table-cell table:style-name="ce1" table:formula="of:=[.E43]/[.E42]*100" office:value-type="float" office:value="101.469739049793" calcext:value-type="float">
            <text:p>101.5</text:p>
          </table:table-cell>
          <table:table-cell/>
          <table:table-cell table:formula="of:=COM.MICROSOFT.CONCAT([.L43];&quot; &quot;;[.K43])" office:value-type="string" office:string-value="White Male" calcext:value-type="string">
            <text:p>White Mal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office:value-type="float" office:value="101.9" calcext:value-type="float">
            <text:p>101.9</text:p>
          </table:table-cell>
          <table:table-cell table:style-name="ce1" office:value-type="float" office:value="99" calcext:value-type="float">
            <text:p>99.0</text:p>
          </table:table-cell>
          <table:table-cell office:value-type="float" office:value="90.2" calcext:value-type="float">
            <text:p>90.2</text:p>
          </table:table-cell>
          <table:table-cell table:number-columns-repeated="4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February</text:p>
          </table:table-cell>
          <table:table-cell office:value-type="float" office:value="15917072.4" calcext:value-type="float">
            <text:p>15917072.4</text:p>
          </table:table-cell>
          <table:table-cell office:value-type="float" office:value="747860.32" calcext:value-type="float">
            <text:p>747860.32</text:p>
          </table:table-cell>
          <table:table-cell office:value-type="float" office:value="4.4876" calcext:value-type="float">
            <text:p>4.4876</text:p>
          </table:table-cell>
          <table:table-cell table:style-name="ce1" office:value-type="string" calcext:value-type="string">
            <text:p><text:s/></text:p>
          </table:table-cell>
          <table:table-cell table:number-columns-repeated="5"/>
          <table:table-cell office:value-type="float" office:value="101.7" calcext:value-type="float">
            <text:p>101.7</text:p>
          </table:table-cell>
          <table:table-cell office:value-type="float" office:value="94.1" calcext:value-type="float">
            <text:p>94.1</text:p>
          </table:table-cell>
          <table:table-cell table:number-columns-repeated="4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June</text:p>
          </table:table-cell>
          <table:table-cell office:value-type="float" office:value="14138373.41" calcext:value-type="float">
            <text:p>14138373.41</text:p>
          </table:table-cell>
          <table:table-cell office:value-type="float" office:value="2170497.55" calcext:value-type="float">
            <text:p>2170497.55</text:p>
          </table:table-cell>
          <table:table-cell office:value-type="float" office:value="13.3087" calcext:value-type="float">
            <text:p>13.3087</text:p>
          </table:table-cell>
          <table:table-cell table:style-name="ce1" table:formula="of:=[.E45]/[.E44]*100" office:value-type="float" office:value="88.8252126691338" calcext:value-type="float">
            <text:p>88.8</text:p>
          </table:table-cell>
          <table:table-cell table:number-columns-repeated="5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February</text:p>
          </table:table-cell>
          <table:table-cell office:value-type="float" office:value="8447415.8" calcext:value-type="float">
            <text:p>8447415.8</text:p>
          </table:table-cell>
          <table:table-cell office:value-type="float" office:value="681177.52" calcext:value-type="float">
            <text:p>681177.52</text:p>
          </table:table-cell>
          <table:table-cell office:value-type="float" office:value="7.462" calcext:value-type="float">
            <text:p>7.462</text:p>
          </table:table-cell>
          <table:table-cell table:style-name="ce1" office:value-type="string" calcext:value-type="string">
            <text:p><text:s/></text:p>
          </table:table-cell>
          <table:table-cell table:number-columns-repeated="5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June</text:p>
          </table:table-cell>
          <table:table-cell office:value-type="float" office:value="8511726.22" calcext:value-type="float">
            <text:p>8511726.22</text:p>
          </table:table-cell>
          <table:table-cell office:value-type="float" office:value="690592.33" calcext:value-type="float">
            <text:p>690592.33</text:p>
          </table:table-cell>
          <table:table-cell office:value-type="float" office:value="7.5045" calcext:value-type="float">
            <text:p>7.5045</text:p>
          </table:table-cell>
          <table:table-cell table:style-name="ce1" table:formula="of:=[.E47]/[.E46]*100" office:value-type="float" office:value="100.761302882711" calcext:value-type="float">
            <text:p>100.8</text:p>
          </table:table-cell>
          <table:table-cell table:number-columns-repeated="5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February</text:p>
          </table:table-cell>
          <table:table-cell office:value-type="float" office:value="8406150.87" calcext:value-type="float">
            <text:p>8406150.87</text:p>
          </table:table-cell>
          <table:table-cell office:value-type="float" office:value="788871.12" calcext:value-type="float">
            <text:p>788871.12</text:p>
          </table:table-cell>
          <table:table-cell office:value-type="float" office:value="8.5793" calcext:value-type="float">
            <text:p>8.5793</text:p>
          </table:table-cell>
          <table:table-cell table:style-name="ce1" office:value-type="string" calcext:value-type="string">
            <text:p><text:s/></text:p>
          </table:table-cell>
          <table:table-cell table:number-columns-repeated="5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June</text:p>
          </table:table-cell>
          <table:table-cell office:value-type="float" office:value="8509367.73" calcext:value-type="float">
            <text:p>8509367.73</text:p>
          </table:table-cell>
          <table:table-cell office:value-type="float" office:value="590519.47" calcext:value-type="float">
            <text:p>590519.47</text:p>
          </table:table-cell>
          <table:table-cell office:value-type="float" office:value="6.4893" calcext:value-type="float">
            <text:p>6.4893</text:p>
          </table:table-cell>
          <table:table-cell table:style-name="ce1" table:formula="of:=[.E49]/[.E48]*100" office:value-type="float" office:value="101.227873037211" calcext:value-type="float">
            <text:p>101.2</text:p>
          </table:table-cell>
          <table:table-cell table:number-columns-repeated="5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February</text:p>
          </table:table-cell>
          <table:table-cell office:value-type="float" office:value="8373037.07" calcext:value-type="float">
            <text:p>8373037.07</text:p>
          </table:table-cell>
          <table:table-cell office:value-type="float" office:value="684815.8" calcext:value-type="float">
            <text:p>684815.8</text:p>
          </table:table-cell>
          <table:table-cell office:value-type="float" office:value="7.5605" calcext:value-type="float">
            <text:p>7.5605</text:p>
          </table:table-cell>
          <table:table-cell table:style-name="ce1" office:value-type="string" calcext:value-type="string">
            <text:p><text:s/></text:p>
          </table:table-cell>
          <table:table-cell table:number-columns-repeated="5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June</text:p>
          </table:table-cell>
          <table:table-cell office:value-type="float" office:value="7599338.62" calcext:value-type="float">
            <text:p>7599338.62</text:p>
          </table:table-cell>
          <table:table-cell office:value-type="float" office:value="1410974.88" calcext:value-type="float">
            <text:p>1410974.88</text:p>
          </table:table-cell>
          <table:table-cell office:value-type="float" office:value="15.6596" calcext:value-type="float">
            <text:p>15.6596</text:p>
          </table:table-cell>
          <table:table-cell table:style-name="ce1" table:formula="of:=[.E51]/[.E50]*100" office:value-type="float" office:value="90.759643800311" calcext:value-type="float">
            <text:p>90.8</text:p>
          </table:table-cell>
          <table:table-cell table:number-columns-repeated="5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February</text:p>
          </table:table-cell>
          <table:table-cell office:value-type="float" office:value="4949429.67" calcext:value-type="float">
            <text:p>4949429.67</text:p>
          </table:table-cell>
          <table:table-cell office:value-type="float" office:value="135839.58" calcext:value-type="float">
            <text:p>135839.58</text:p>
          </table:table-cell>
          <table:table-cell office:value-type="float" office:value="2.6712" calcext:value-type="float">
            <text:p>2.6712</text:p>
          </table:table-cell>
          <table:table-cell table:style-name="ce1" office:value-type="string" calcext:value-type="string">
            <text:p><text:s/></text:p>
          </table:table-cell>
          <table:table-cell table:number-columns-repeated="5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June</text:p>
          </table:table-cell>
          <table:table-cell office:value-type="float" office:value="5020137.58" calcext:value-type="float">
            <text:p>5020137.58</text:p>
          </table:table-cell>
          <table:table-cell office:value-type="float" office:value="185800.27" calcext:value-type="float">
            <text:p>185800.27</text:p>
          </table:table-cell>
          <table:table-cell office:value-type="float" office:value="3.569" calcext:value-type="float">
            <text:p>3.569</text:p>
          </table:table-cell>
          <table:table-cell table:style-name="ce1" table:formula="of:=[.E53]/[.E52]*100" office:value-type="float" office:value="101.42860722779" calcext:value-type="float">
            <text:p>101.4</text:p>
          </table:table-cell>
          <table:table-cell table:number-columns-repeated="5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February</text:p>
          </table:table-cell>
          <table:table-cell office:value-type="float" office:value="5152691.86" calcext:value-type="float">
            <text:p>5152691.86</text:p>
          </table:table-cell>
          <table:table-cell office:value-type="float" office:value="145977.2" calcext:value-type="float">
            <text:p>145977.2</text:p>
          </table:table-cell>
          <table:table-cell office:value-type="float" office:value="2.755" calcext:value-type="float">
            <text:p>2.755</text:p>
          </table:table-cell>
          <table:table-cell table:style-name="ce1" office:value-type="string" calcext:value-type="string">
            <text:p><text:s/></text:p>
          </table:table-cell>
          <table:table-cell table:number-columns-repeated="5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June</text:p>
          </table:table-cell>
          <table:table-cell office:value-type="float" office:value="5220660.52" calcext:value-type="float">
            <text:p>5220660.52</text:p>
          </table:table-cell>
          <table:table-cell office:value-type="float" office:value="134230.95" calcext:value-type="float">
            <text:p>134230.95</text:p>
          </table:table-cell>
          <table:table-cell office:value-type="float" office:value="2.5067" calcext:value-type="float">
            <text:p>2.5067</text:p>
          </table:table-cell>
          <table:table-cell table:style-name="ce1" table:formula="of:=[.E55]/[.E54]*100" office:value-type="float" office:value="101.319090328836" calcext:value-type="float">
            <text:p>101.3</text:p>
          </table:table-cell>
          <table:table-cell table:number-columns-repeated="5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February</text:p>
          </table:table-cell>
          <table:table-cell office:value-type="float" office:value="5307181.34" calcext:value-type="float">
            <text:p>5307181.34</text:p>
          </table:table-cell>
          <table:table-cell office:value-type="float" office:value="124547.87" calcext:value-type="float">
            <text:p>124547.87</text:p>
          </table:table-cell>
          <table:table-cell office:value-type="float" office:value="2.293" calcext:value-type="float">
            <text:p>2.293</text:p>
          </table:table-cell>
          <table:table-cell table:style-name="ce1" office:value-type="string" calcext:value-type="string">
            <text:p><text:s/></text:p>
          </table:table-cell>
          <table:table-cell table:number-columns-repeated="5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June</text:p>
          </table:table-cell>
          <table:table-cell office:value-type="float" office:value="4550278.2" calcext:value-type="float">
            <text:p>4550278.2</text:p>
          </table:table-cell>
          <table:table-cell office:value-type="float" office:value="665644.29" calcext:value-type="float">
            <text:p>665644.29</text:p>
          </table:table-cell>
          <table:table-cell office:value-type="float" office:value="12.7618" calcext:value-type="float">
            <text:p>12.7618</text:p>
          </table:table-cell>
          <table:table-cell table:style-name="ce1" table:formula="of:=[.E57]/[.E56]*100" office:value-type="float" office:value="85.7381330783772" calcext:value-type="float">
            <text:p>85.7</text:p>
          </table:table-cell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Sex=Female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Obs</text:p>
          </table:table-cell>
          <table:table-cell office:value-type="string" calcext:value-type="string">
            <text:p>racegrp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MONTH</text:p>
          </table:table-cell>
          <table:table-cell office:value-type="string" calcext:value-type="string">
            <text:p>emp</text:p>
          </table:table-cell>
          <table:table-cell office:value-type="string" calcext:value-type="string">
            <text:p>unemp</text:p>
          </table:table-cell>
          <table:table-cell office:value-type="string" calcext:value-type="string">
            <text:p>pctunemp</text:p>
          </table:table-cell>
          <table:table-cell table:number-columns-repeated="5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February</text:p>
          </table:table-cell>
          <table:table-cell office:value-type="float" office:value="45789672.25" calcext:value-type="float">
            <text:p>45789672.25</text:p>
          </table:table-cell>
          <table:table-cell office:value-type="float" office:value="1481075.8" calcext:value-type="float">
            <text:p>1481075.8</text:p>
          </table:table-cell>
          <table:table-cell office:value-type="float" office:value="3.1332" calcext:value-type="float">
            <text:p>3.1332</text:p>
          </table:table-cell>
          <table:table-cell table:number-columns-repeated="5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June</text:p>
          </table:table-cell>
          <table:table-cell office:value-type="float" office:value="45909990.6" calcext:value-type="float">
            <text:p>45909990.6</text:p>
          </table:table-cell>
          <table:table-cell office:value-type="float" office:value="1717989.42" calcext:value-type="float">
            <text:p>1717989.42</text:p>
          </table:table-cell>
          <table:table-cell office:value-type="float" office:value="3.6071" calcext:value-type="float">
            <text:p>3.6071</text:p>
          </table:table-cell>
          <table:table-cell table:style-name="ce1" table:formula="of:=[.E63]/[.E62]*100" office:value-type="float" office:value="100.262763073173" calcext:value-type="float">
            <text:p>100.3</text:p>
          </table:table-cell>
          <table:table-cell table:number-columns-repeated="5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February</text:p>
          </table:table-cell>
          <table:table-cell office:value-type="float" office:value="46133036.01" calcext:value-type="float">
            <text:p>46133036.01</text:p>
          </table:table-cell>
          <table:table-cell office:value-type="float" office:value="1387879.08" calcext:value-type="float">
            <text:p>1387879.08</text:p>
          </table:table-cell>
          <table:table-cell office:value-type="float" office:value="2.9206" calcext:value-type="float">
            <text:p>2.9206</text:p>
          </table:table-cell>
          <table:table-cell table:style-name="ce1" office:value-type="string" calcext:value-type="string">
            <text:p><text:s/></text:p>
          </table:table-cell>
          <table:table-cell table:number-columns-repeated="5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June</text:p>
          </table:table-cell>
          <table:table-cell office:value-type="float" office:value="45652364.69" calcext:value-type="float">
            <text:p>45652364.69</text:p>
          </table:table-cell>
          <table:table-cell office:value-type="float" office:value="1669724.14" calcext:value-type="float">
            <text:p>1669724.14</text:p>
          </table:table-cell>
          <table:table-cell office:value-type="float" office:value="3.5284" calcext:value-type="float">
            <text:p>3.5284</text:p>
          </table:table-cell>
          <table:table-cell table:style-name="ce1" table:formula="of:=[.E65]/[.E64]*100" office:value-type="float" office:value="98.9580756837772" calcext:value-type="float">
            <text:p>99.0</text:p>
          </table:table-cell>
          <table:table-cell table:number-columns-repeated="5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February</text:p>
          </table:table-cell>
          <table:table-cell office:value-type="float" office:value="46289605.65" calcext:value-type="float">
            <text:p>46289605.65</text:p>
          </table:table-cell>
          <table:table-cell office:value-type="float" office:value="1199680.07" calcext:value-type="float">
            <text:p>1199680.07</text:p>
          </table:table-cell>
          <table:table-cell office:value-type="float" office:value="2.5262" calcext:value-type="float">
            <text:p>2.5262</text:p>
          </table:table-cell>
          <table:table-cell table:style-name="ce1" office:value-type="string" calcext:value-type="string">
            <text:p><text:s/></text:p>
          </table:table-cell>
          <table:table-cell table:number-columns-repeated="5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June</text:p>
          </table:table-cell>
          <table:table-cell office:value-type="float" office:value="41755166.79" calcext:value-type="float">
            <text:p>41755166.79</text:p>
          </table:table-cell>
          <table:table-cell office:value-type="float" office:value="4707528.37" calcext:value-type="float">
            <text:p>4707528.37</text:p>
          </table:table-cell>
          <table:table-cell office:value-type="float" office:value="10.1318" calcext:value-type="float">
            <text:p>10.1318</text:p>
          </table:table-cell>
          <table:table-cell table:style-name="ce1" table:formula="of:=[.E67]/[.E66]*100" office:value-type="float" office:value="90.2041963928462" calcext:value-type="float">
            <text:p>90.2</text:p>
          </table:table-cell>
          <table:table-cell table:number-columns-repeated="5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February</text:p>
          </table:table-cell>
          <table:table-cell office:value-type="float" office:value="11603202.58" calcext:value-type="float">
            <text:p>11603202.58</text:p>
          </table:table-cell>
          <table:table-cell office:value-type="float" office:value="710546.34" calcext:value-type="float">
            <text:p>710546.34</text:p>
          </table:table-cell>
          <table:table-cell office:value-type="float" office:value="5.7703" calcext:value-type="float">
            <text:p>5.7703</text:p>
          </table:table-cell>
          <table:table-cell table:style-name="ce1" office:value-type="string" calcext:value-type="string">
            <text:p><text:s/></text:p>
          </table:table-cell>
          <table:table-cell table:number-columns-repeated="5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June</text:p>
          </table:table-cell>
          <table:table-cell office:value-type="float" office:value="11748166.74" calcext:value-type="float">
            <text:p>11748166.74</text:p>
          </table:table-cell>
          <table:table-cell office:value-type="float" office:value="677060.05" calcext:value-type="float">
            <text:p>677060.05</text:p>
          </table:table-cell>
          <table:table-cell office:value-type="float" office:value="5.4491" calcext:value-type="float">
            <text:p>5.4491</text:p>
          </table:table-cell>
          <table:table-cell table:style-name="ce1" table:formula="of:=[.E69]/[.E68]*100" office:value-type="float" office:value="101.249346109408" calcext:value-type="float">
            <text:p>101.2</text:p>
          </table:table-cell>
          <table:table-cell table:number-columns-repeated="5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February</text:p>
          </table:table-cell>
          <table:table-cell office:value-type="float" office:value="11861929.13" calcext:value-type="float">
            <text:p>11861929.13</text:p>
          </table:table-cell>
          <table:table-cell office:value-type="float" office:value="593906.86" calcext:value-type="float">
            <text:p>593906.86</text:p>
          </table:table-cell>
          <table:table-cell office:value-type="float" office:value="4.7681" calcext:value-type="float">
            <text:p>4.7681</text:p>
          </table:table-cell>
          <table:table-cell table:style-name="ce1" office:value-type="string" calcext:value-type="string">
            <text:p><text:s/></text:p>
          </table:table-cell>
          <table:table-cell table:number-columns-repeated="5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June</text:p>
          </table:table-cell>
          <table:table-cell office:value-type="float" office:value="12069725.03" calcext:value-type="float">
            <text:p>12069725.03</text:p>
          </table:table-cell>
          <table:table-cell office:value-type="float" office:value="642600.75" calcext:value-type="float">
            <text:p>642600.75</text:p>
          </table:table-cell>
          <table:table-cell office:value-type="float" office:value="5.0549" calcext:value-type="float">
            <text:p>5.0549</text:p>
          </table:table-cell>
          <table:table-cell table:style-name="ce1" table:formula="of:=[.E71]/[.E70]*100" office:value-type="float" office:value="101.751788412514" calcext:value-type="float">
            <text:p>101.8</text:p>
          </table:table-cell>
          <table:table-cell table:number-columns-repeated="5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February</text:p>
          </table:table-cell>
          <table:table-cell office:value-type="float" office:value="12374715.28" calcext:value-type="float">
            <text:p>12374715.28</text:p>
          </table:table-cell>
          <table:table-cell office:value-type="float" office:value="701206.67" calcext:value-type="float">
            <text:p>701206.67</text:p>
          </table:table-cell>
          <table:table-cell office:value-type="float" office:value="5.3626" calcext:value-type="float">
            <text:p>5.3626</text:p>
          </table:table-cell>
          <table:table-cell table:style-name="ce1" office:value-type="string" calcext:value-type="string">
            <text:p><text:s/></text:p>
          </table:table-cell>
          <table:table-cell table:number-columns-repeated="5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June</text:p>
          </table:table-cell>
          <table:table-cell office:value-type="float" office:value="10678643.05" calcext:value-type="float">
            <text:p>10678643.05</text:p>
          </table:table-cell>
          <table:table-cell office:value-type="float" office:value="2078580.66" calcext:value-type="float">
            <text:p>2078580.66</text:p>
          </table:table-cell>
          <table:table-cell office:value-type="float" office:value="16.2934" calcext:value-type="float">
            <text:p>16.2934</text:p>
          </table:table-cell>
          <table:table-cell table:style-name="ce1" table:formula="of:=[.E73]/[.E72]*100" office:value-type="float" office:value="86.2940504761254" calcext:value-type="float">
            <text:p>86.3</text:p>
          </table:table-cell>
          <table:table-cell table:number-columns-repeated="5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February</text:p>
          </table:table-cell>
          <table:table-cell office:value-type="float" office:value="9416417.62" calcext:value-type="float">
            <text:p>9416417.62</text:p>
          </table:table-cell>
          <table:table-cell office:value-type="float" office:value="711832.18" calcext:value-type="float">
            <text:p>711832.18</text:p>
          </table:table-cell>
          <table:table-cell office:value-type="float" office:value="7.0282" calcext:value-type="float">
            <text:p>7.0282</text:p>
          </table:table-cell>
          <table:table-cell table:style-name="ce1" office:value-type="string" calcext:value-type="string">
            <text:p><text:s/></text:p>
          </table:table-cell>
          <table:table-cell table:number-columns-repeated="5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June</text:p>
          </table:table-cell>
          <table:table-cell office:value-type="float" office:value="9547306.48" calcext:value-type="float">
            <text:p>9547306.48</text:p>
          </table:table-cell>
          <table:table-cell office:value-type="float" office:value="629333.4" calcext:value-type="float">
            <text:p>629333.4</text:p>
          </table:table-cell>
          <table:table-cell office:value-type="float" office:value="6.1841" calcext:value-type="float">
            <text:p>6.1841</text:p>
          </table:table-cell>
          <table:table-cell table:style-name="ce1" table:formula="of:=[.E75]/[.E74]*100" office:value-type="float" office:value="101.390006956807" calcext:value-type="float">
            <text:p>101.4</text:p>
          </table:table-cell>
          <table:table-cell table:number-columns-repeated="5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February</text:p>
          </table:table-cell>
          <table:table-cell office:value-type="float" office:value="9587436.42" calcext:value-type="float">
            <text:p>9587436.42</text:p>
          </table:table-cell>
          <table:table-cell office:value-type="float" office:value="655143.48" calcext:value-type="float">
            <text:p>655143.48</text:p>
          </table:table-cell>
          <table:table-cell office:value-type="float" office:value="6.3963" calcext:value-type="float">
            <text:p>6.3963</text:p>
          </table:table-cell>
          <table:table-cell table:style-name="ce1" office:value-type="string" calcext:value-type="string">
            <text:p><text:s/></text:p>
          </table:table-cell>
          <table:table-cell table:number-columns-repeated="5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June</text:p>
          </table:table-cell>
          <table:table-cell office:value-type="float" office:value="9661580.83" calcext:value-type="float">
            <text:p>9661580.83</text:p>
          </table:table-cell>
          <table:table-cell office:value-type="float" office:value="618007.5" calcext:value-type="float">
            <text:p>618007.5</text:p>
          </table:table-cell>
          <table:table-cell office:value-type="float" office:value="6.012" calcext:value-type="float">
            <text:p>6.012</text:p>
          </table:table-cell>
          <table:table-cell table:style-name="ce1" table:formula="of:=[.E77]/[.E76]*100" office:value-type="float" office:value="100.773349691742" calcext:value-type="float">
            <text:p>100.8</text:p>
          </table:table-cell>
          <table:table-cell table:number-columns-repeated="5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February</text:p>
          </table:table-cell>
          <table:table-cell office:value-type="float" office:value="9746648.61" calcext:value-type="float">
            <text:p>9746648.61</text:p>
          </table:table-cell>
          <table:table-cell office:value-type="float" office:value="553843.73" calcext:value-type="float">
            <text:p>553843.73</text:p>
          </table:table-cell>
          <table:table-cell office:value-type="float" office:value="5.3769" calcext:value-type="float">
            <text:p>5.3769</text:p>
          </table:table-cell>
          <table:table-cell table:style-name="ce1" office:value-type="string" calcext:value-type="string">
            <text:p><text:s/></text:p>
          </table:table-cell>
          <table:table-cell table:number-columns-repeated="5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June</text:p>
          </table:table-cell>
          <table:table-cell office:value-type="float" office:value="8439088.45" calcext:value-type="float">
            <text:p>8439088.45</text:p>
          </table:table-cell>
          <table:table-cell office:value-type="float" office:value="1392698.95" calcext:value-type="float">
            <text:p>1392698.95</text:p>
          </table:table-cell>
          <table:table-cell office:value-type="float" office:value="14.1653" calcext:value-type="float">
            <text:p>14.1653</text:p>
          </table:table-cell>
          <table:table-cell table:style-name="ce1" table:formula="of:=[.E79]/[.E78]*100" office:value-type="float" office:value="86.5845152285633" calcext:value-type="float">
            <text:p>86.6</text:p>
          </table:table-cell>
          <table:table-cell table:number-columns-repeated="5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February</text:p>
          </table:table-cell>
          <table:table-cell office:value-type="float" office:value="4398542.44" calcext:value-type="float">
            <text:p>4398542.44</text:p>
          </table:table-cell>
          <table:table-cell office:value-type="float" office:value="154557.58" calcext:value-type="float">
            <text:p>154557.58</text:p>
          </table:table-cell>
          <table:table-cell office:value-type="float" office:value="3.3946" calcext:value-type="float">
            <text:p>3.3946</text:p>
          </table:table-cell>
          <table:table-cell table:style-name="ce1" office:value-type="string" calcext:value-type="string">
            <text:p><text:s/></text:p>
          </table:table-cell>
          <table:table-cell table:number-columns-repeated="5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June</text:p>
          </table:table-cell>
          <table:table-cell office:value-type="float" office:value="4521560.1" calcext:value-type="float">
            <text:p>4521560.1</text:p>
          </table:table-cell>
          <table:table-cell office:value-type="float" office:value="155374.84" calcext:value-type="float">
            <text:p>155374.84</text:p>
          </table:table-cell>
          <table:table-cell office:value-type="float" office:value="3.3222" calcext:value-type="float">
            <text:p>3.3222</text:p>
          </table:table-cell>
          <table:table-cell table:style-name="ce1" table:formula="of:=[.E81]/[.E80]*100" office:value-type="float" office:value="102.796782381393" calcext:value-type="float">
            <text:p>102.8</text:p>
          </table:table-cell>
          <table:table-cell table:number-columns-repeated="5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February</text:p>
          </table:table-cell>
          <table:table-cell office:value-type="float" office:value="4623172.89" calcext:value-type="float">
            <text:p>4623172.89</text:p>
          </table:table-cell>
          <table:table-cell office:value-type="float" office:value="194774.68" calcext:value-type="float">
            <text:p>194774.68</text:p>
          </table:table-cell>
          <table:table-cell office:value-type="float" office:value="4.0427" calcext:value-type="float">
            <text:p>4.0427</text:p>
          </table:table-cell>
          <table:table-cell table:style-name="ce1" office:value-type="string" calcext:value-type="string">
            <text:p><text:s/></text:p>
          </table:table-cell>
          <table:table-cell table:number-columns-repeated="5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June</text:p>
          </table:table-cell>
          <table:table-cell office:value-type="float" office:value="4731736.58" calcext:value-type="float">
            <text:p>4731736.58</text:p>
          </table:table-cell>
          <table:table-cell office:value-type="float" office:value="113203.84" calcext:value-type="float">
            <text:p>113203.84</text:p>
          </table:table-cell>
          <table:table-cell office:value-type="float" office:value="2.3365" calcext:value-type="float">
            <text:p>2.3365</text:p>
          </table:table-cell>
          <table:table-cell table:style-name="ce1" table:formula="of:=[.E83]/[.E82]*100" office:value-type="float" office:value="102.348250705372" calcext:value-type="float">
            <text:p>102.3</text:p>
          </table:table-cell>
          <table:table-cell table:number-columns-repeated="5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February</text:p>
          </table:table-cell>
          <table:table-cell office:value-type="float" office:value="4675276.42" calcext:value-type="float">
            <text:p>4675276.42</text:p>
          </table:table-cell>
          <table:table-cell office:value-type="float" office:value="134131.65" calcext:value-type="float">
            <text:p>134131.65</text:p>
          </table:table-cell>
          <table:table-cell office:value-type="float" office:value="2.7889" calcext:value-type="float">
            <text:p>2.7889</text:p>
          </table:table-cell>
          <table:table-cell table:style-name="ce1" office:value-type="string" calcext:value-type="string">
            <text:p><text:s/></text:p>
          </table:table-cell>
          <table:table-cell table:number-columns-repeated="5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June</text:p>
          </table:table-cell>
          <table:table-cell office:value-type="float" office:value="3979907.1" calcext:value-type="float">
            <text:p>3979907.1</text:p>
          </table:table-cell>
          <table:table-cell office:value-type="float" office:value="710068.65" calcext:value-type="float">
            <text:p>710068.65</text:p>
          </table:table-cell>
          <table:table-cell office:value-type="float" office:value="15.1401" calcext:value-type="float">
            <text:p>15.1401</text:p>
          </table:table-cell>
          <table:table-cell table:style-name="ce1" table:formula="of:=[.E85]/[.E84]*100" office:value-type="float" office:value="85.1266693660008" calcext:value-type="float">
            <text:p>85.1</text:p>
          </table:table-cell>
          <table:table-cell table:number-columns-repeated="56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office:value-type="string" calcext:value-type="string">
            <text:p>The SAS System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fb=0 Sex=Male racegrp=2</text:p>
          </table:table-cell>
          <table:table-cell table:number-columns-repeated="9"/>
          <table:table-cell office:value-type="string" calcext:value-type="string">
            <text:p>Foreign-Bor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sian</text:p>
          </table:table-cell>
          <table:table-cell office:value-type="float" office:value="2018" calcext:value-type="float">
            <text:p>2018</text:p>
          </table:table-cell>
          <table:table-cell office:value-type="float" office:value="2019" calcext:value-type="float">
            <text:p>2019</text:p>
          </table:table-cell>
          <table:table-cell table:number-columns-repeated="49"/>
        </table:table-row>
        <table:table-row table:style-name="ro1">
          <table:table-cell table:number-columns-repeated="10"/>
          <table:table-cell office:value-type="string" calcext:value-type="string">
            <text:p>Native-Bor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sian</text:p>
          </table:table-cell>
          <table:table-cell office:value-type="float" office:value="100.3" calcext:value-type="float">
            <text:p>100.3</text:p>
          </table:table-cell>
          <table:table-cell office:value-type="float" office:value="101.3" calcext:value-type="float">
            <text:p>101.3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Obs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MONTH</text:p>
          </table:table-cell>
          <table:table-cell office:value-type="string" calcext:value-type="string">
            <text:p>emp</text:p>
          </table:table-cell>
          <table:table-cell office:value-type="string" calcext:value-type="string">
            <text:p>unemp</text:p>
          </table:table-cell>
          <table:table-cell office:value-type="string" calcext:value-type="string">
            <text:p>pctunemp</text:p>
          </table:table-cell>
          <table:table-cell table:number-columns-repeated="7"/>
          <table:table-cell office:value-type="float" office:value="109.7" calcext:value-type="float">
            <text:p>109.7</text:p>
          </table:table-cell>
          <table:table-cell office:value-type="float" office:value="104.9" calcext:value-type="float">
            <text:p>104.9</text:p>
          </table:table-cell>
          <table:table-cell table:number-columns-repeated="4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February</text:p>
          </table:table-cell>
          <table:table-cell office:value-type="float" office:value="7399521.36" calcext:value-type="float">
            <text:p>7399521.36</text:p>
          </table:table-cell>
          <table:table-cell office:value-type="float" office:value="461765.36" calcext:value-type="float">
            <text:p>461765.36</text:p>
          </table:table-cell>
          <table:table-cell office:value-type="float" office:value="5.8739" calcext:value-type="float">
            <text:p>5.8739</text:p>
          </table:table-cell>
          <table:table-cell table:number-columns-repeated="4"/>
          <table:table-cell office:value-type="string" calcext:value-type="string">
            <text:p>Foreign-Bor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sian</text:p>
          </table:table-cell>
          <table:table-cell table:number-columns-repeated="2"/>
          <table:table-cell office:value-type="float" office:value="2020" calcext:value-type="float">
            <text:p>2020</text:p>
          </table:table-cell>
          <table:table-cell table:number-columns-repeated="4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June</text:p>
          </table:table-cell>
          <table:table-cell office:value-type="float" office:value="7575123.23" calcext:value-type="float">
            <text:p>7575123.23</text:p>
          </table:table-cell>
          <table:table-cell office:value-type="float" office:value="483326.69" calcext:value-type="float">
            <text:p>483326.69</text:p>
          </table:table-cell>
          <table:table-cell office:value-type="float" office:value="5.9978" calcext:value-type="float">
            <text:p>5.9978</text:p>
          </table:table-cell>
          <table:table-cell table:style-name="ce1" table:formula="of:=[.D96]/[.D95]*100" office:value-type="float" office:value="102.373151741263" calcext:value-type="float">
            <text:p>102.4</text:p>
          </table:table-cell>
          <table:table-cell table:number-columns-repeated="3"/>
          <table:table-cell office:value-type="string" calcext:value-type="string">
            <text:p>Native-Bor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sian</text:p>
          </table:table-cell>
          <table:table-cell office:value-type="float" office:value="98.4" calcext:value-type="float">
            <text:p>98.4</text:p>
          </table:table-cell>
          <table:table-cell office:value-type="float" office:value="97.1" calcext:value-type="float">
            <text:p>97.1</text:p>
          </table:table-cell>
          <table:table-cell office:value-type="float" office:value="82.7" calcext:value-type="float">
            <text:p>82.7</text:p>
          </table:table-cell>
          <table:table-cell table:style-name="ce1" table:formula="of:=[.P96]/[.O93]*100" office:value-type="float" office:value="81.6386969397828" calcext:value-type="float">
            <text:p>81.6</text:p>
          </table:table-cell>
          <table:table-cell table:number-columns-repeated="4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February</text:p>
          </table:table-cell>
          <table:table-cell office:value-type="float" office:value="7564646.77" calcext:value-type="float">
            <text:p>7564646.77</text:p>
          </table:table-cell>
          <table:table-cell office:value-type="float" office:value="470431.97" calcext:value-type="float">
            <text:p>470431.97</text:p>
          </table:table-cell>
          <table:table-cell office:value-type="float" office:value="5.8547" calcext:value-type="float">
            <text:p>5.8547</text:p>
          </table:table-cell>
          <table:table-cell table:style-name="ce1" office:value-type="string" calcext:value-type="string">
            <text:p><text:s/></text:p>
          </table:table-cell>
          <table:table-cell table:number-columns-repeated="6"/>
          <table:table-cell office:value-type="float" office:value="110.4" calcext:value-type="float">
            <text:p>110.4</text:p>
          </table:table-cell>
          <table:table-cell table:style-name="ce1" office:value-type="float" office:value="113" calcext:value-type="float">
            <text:p>113.0</text:p>
          </table:table-cell>
          <table:table-cell office:value-type="float" office:value="90.5" calcext:value-type="float">
            <text:p>90.5</text:p>
          </table:table-cell>
          <table:table-cell table:style-name="ce1" table:formula="of:=[.P97]/[.O94]*100" office:value-type="float" office:value="86.2726406101049" calcext:value-type="float">
            <text:p>86.3</text:p>
          </table:table-cell>
          <table:table-cell table:number-columns-repeated="4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June</text:p>
          </table:table-cell>
          <table:table-cell office:value-type="float" office:value="7931619.21" calcext:value-type="float">
            <text:p>7931619.21</text:p>
          </table:table-cell>
          <table:table-cell office:value-type="float" office:value="472947.46" calcext:value-type="float">
            <text:p>472947.46</text:p>
          </table:table-cell>
          <table:table-cell office:value-type="float" office:value="5.6273" calcext:value-type="float">
            <text:p>5.6273</text:p>
          </table:table-cell>
          <table:table-cell table:style-name="ce1" table:formula="of:=[.D98]/[.D97]*100" office:value-type="float" office:value="104.851151033983" calcext:value-type="float">
            <text:p>104.9</text:p>
          </table:table-cell>
          <table:table-cell table:number-columns-repeated="3"/>
          <table:table-cell office:value-type="string" calcext:value-type="string">
            <text:p>Foreign-Bor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atina</text:p>
          </table:table-cell>
          <table:table-cell table:number-columns-repeated="3"/>
          <table:table-cell table:style-name="ce1" office:value-type="string" calcext:value-type="string">
            <text:p><text:s/></text:p>
          </table:table-cell>
          <table:table-cell table:number-columns-repeated="4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February</text:p>
          </table:table-cell>
          <table:table-cell office:value-type="float" office:value="8024637.99" calcext:value-type="float">
            <text:p>8024637.99</text:p>
          </table:table-cell>
          <table:table-cell office:value-type="float" office:value="476413.11" calcext:value-type="float">
            <text:p>476413.11</text:p>
          </table:table-cell>
          <table:table-cell office:value-type="float" office:value="5.6042" calcext:value-type="float">
            <text:p>5.6042</text:p>
          </table:table-cell>
          <table:table-cell table:style-name="ce1"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Native-Bor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atina</text:p>
          </table:table-cell>
          <table:table-cell office:value-type="float" office:value="98.1" calcext:value-type="float">
            <text:p>98.1</text:p>
          </table:table-cell>
          <table:table-cell office:value-type="float" office:value="101.3" calcext:value-type="float">
            <text:p>101.3</text:p>
          </table:table-cell>
          <table:table-cell office:value-type="float" office:value="80.9" calcext:value-type="float">
            <text:p>80.9</text:p>
          </table:table-cell>
          <table:table-cell table:style-name="ce1" table:formula="of:=[.P99]/[.O96]*100" office:value-type="float" office:value="83.3161688980433" calcext:value-type="float">
            <text:p>83.3</text:p>
          </table:table-cell>
          <table:table-cell table:number-columns-repeated="4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June</text:p>
          </table:table-cell>
          <table:table-cell office:value-type="float" office:value="7495837.23" calcext:value-type="float">
            <text:p>7495837.23</text:p>
          </table:table-cell>
          <table:table-cell office:value-type="float" office:value="1315044.8" calcext:value-type="float">
            <text:p>1315044.8</text:p>
          </table:table-cell>
          <table:table-cell office:value-type="float" office:value="14.9252" calcext:value-type="float">
            <text:p>14.9252</text:p>
          </table:table-cell>
          <table:table-cell table:style-name="ce1" table:formula="of:=[.D100]/[.D99]*100" office:value-type="float" office:value="93.4102851660228" calcext:value-type="float">
            <text:p>93.4</text:p>
          </table:table-cell>
          <table:table-cell table:number-columns-repeated="6"/>
          <table:table-cell office:value-type="float" office:value="103.7" calcext:value-type="float">
            <text:p>103.7</text:p>
          </table:table-cell>
          <table:table-cell office:value-type="float" office:value="102.1" calcext:value-type="float">
            <text:p>102.1</text:p>
          </table:table-cell>
          <table:table-cell office:value-type="float" office:value="97.1" calcext:value-type="float">
            <text:p>97.1</text:p>
          </table:table-cell>
          <table:table-cell table:style-name="ce1" table:formula="of:=[.P100]/[.O97]*100" office:value-type="float" office:value="85.929203539823" calcext:value-type="float">
            <text:p>85.9</text:p>
          </table:table-cell>
          <table:table-cell table:number-columns-repeated="47"/>
        </table:table-row>
        <table:table-row table:style-name="ro1">
          <table:table-cell table:number-columns-repeated="10"/>
          <table:table-cell office:value-type="string" calcext:value-type="string">
            <text:p>Foreign-Bor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atino</text:p>
          </table:table-cell>
          <table:table-cell table:number-columns-repeated="3"/>
          <table:table-cell table:style-name="ce1" office:value-type="string" calcext:value-type="string">
            <text:p><text:s/>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fb=0 Sex=Male racegrp=5</text:p>
          </table:table-cell>
          <table:table-cell table:number-columns-repeated="9"/>
          <table:table-cell office:value-type="string" calcext:value-type="string">
            <text:p>Native-Bor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atino</text:p>
          </table:table-cell>
          <table:table-cell office:value-type="float" office:value="101.6" calcext:value-type="float">
            <text:p>101.6</text:p>
          </table:table-cell>
          <table:table-cell office:value-type="float" office:value="98.3" calcext:value-type="float">
            <text:p>98.3</text:p>
          </table:table-cell>
          <table:table-cell office:value-type="float" office:value="80.9" calcext:value-type="float">
            <text:p>80.9</text:p>
          </table:table-cell>
          <table:table-cell table:style-name="ce1" table:formula="of:=[.P102]/[.O99]*100" office:value-type="float" office:value="79.8617966436328" calcext:value-type="float">
            <text:p>79.9</text:p>
          </table:table-cell>
          <table:table-cell table:number-columns-repeated="47"/>
        </table:table-row>
        <table:table-row table:style-name="ro1">
          <table:table-cell table:number-columns-repeated="13"/>
          <table:table-cell office:value-type="float" office:value="102.4" calcext:value-type="float">
            <text:p>102.4</text:p>
          </table:table-cell>
          <table:table-cell office:value-type="float" office:value="104.9" calcext:value-type="float">
            <text:p>104.9</text:p>
          </table:table-cell>
          <table:table-cell office:value-type="float" office:value="90.1" calcext:value-type="float">
            <text:p>90.1</text:p>
          </table:table-cell>
          <table:table-cell table:style-name="ce1" table:formula="of:=[.P103]/[.O100]*100" office:value-type="float" office:value="88.2468168462292" calcext:value-type="float">
            <text:p>88.2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Obs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MONTH</text:p>
          </table:table-cell>
          <table:table-cell office:value-type="string" calcext:value-type="string">
            <text:p>emp</text:p>
          </table:table-cell>
          <table:table-cell office:value-type="string" calcext:value-type="string">
            <text:p>unemp</text:p>
          </table:table-cell>
          <table:table-cell office:value-type="string" calcext:value-type="string">
            <text:p>pctunemp</text:p>
          </table:table-cell>
          <table:table-cell table:number-columns-repeated="10"/>
          <table:table-cell table:style-name="ce1" office:value-type="string" calcext:value-type="string">
            <text:p><text:s/></text:p>
          </table:table-cell>
          <table:table-cell table:number-columns-repeated="4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February</text:p>
          </table:table-cell>
          <table:table-cell office:value-type="float" office:value="1240010.45" calcext:value-type="float">
            <text:p>1240010.45</text:p>
          </table:table-cell>
          <table:table-cell office:value-type="float" office:value="46423.03" calcext:value-type="float">
            <text:p>46423.03</text:p>
          </table:table-cell>
          <table:table-cell office:value-type="float" office:value="3.6087" calcext:value-type="float">
            <text:p>3.6087</text:p>
          </table:table-cell>
          <table:table-cell table:number-columns-repeated="9"/>
          <table:table-cell office:value-type="float" office:value="84.2" calcext:value-type="float">
            <text:p>84.2</text:p>
          </table:table-cell>
          <table:table-cell table:style-name="ce1" table:formula="of:=[.P105]/[.O102]*100" office:value-type="float" office:value="85.6561546286877" calcext:value-type="float">
            <text:p>85.7</text:p>
          </table:table-cell>
          <table:table-cell table:number-columns-repeated="4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June</text:p>
          </table:table-cell>
          <table:table-cell office:value-type="float" office:value="1368940.63" calcext:value-type="float">
            <text:p>1368940.63</text:p>
          </table:table-cell>
          <table:table-cell office:value-type="float" office:value="75076.54" calcext:value-type="float">
            <text:p>75076.54</text:p>
          </table:table-cell>
          <table:table-cell office:value-type="float" office:value="5.1991" calcext:value-type="float">
            <text:p>5.1991</text:p>
          </table:table-cell>
          <table:table-cell table:style-name="ce1" table:formula="of:=[.D106]/[.D105]*100" office:value-type="float" office:value="110.397507537134" calcext:value-type="float">
            <text:p>110.4</text:p>
          </table:table-cell>
          <table:table-cell table:number-columns-repeated="8"/>
          <table:table-cell office:value-type="float" office:value="93.4" calcext:value-type="float">
            <text:p>93.4</text:p>
          </table:table-cell>
          <table:table-cell table:style-name="ce1" table:formula="of:=[.P106]/[.O103]*100" office:value-type="float" office:value="89.0371782650143" calcext:value-type="float">
            <text:p>89.0</text:p>
          </table:table-cell>
          <table:table-cell table:number-columns-repeated="4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February</text:p>
          </table:table-cell>
          <table:table-cell office:value-type="float" office:value="1358749.86" calcext:value-type="float">
            <text:p>1358749.86</text:p>
          </table:table-cell>
          <table:table-cell office:value-type="float" office:value="54757.17" calcext:value-type="float">
            <text:p>54757.17</text:p>
          </table:table-cell>
          <table:table-cell office:value-type="float" office:value="3.8739" calcext:value-type="float">
            <text:p>3.8739</text:p>
          </table:table-cell>
          <table:table-cell table:style-name="ce1" office:value-type="string" calcext:value-type="string">
            <text:p><text:s/></text:p>
          </table:table-cell>
          <table:table-cell table:number-columns-repeated="5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June</text:p>
          </table:table-cell>
          <table:table-cell office:value-type="float" office:value="1535720.5" calcext:value-type="float">
            <text:p>1535720.5</text:p>
          </table:table-cell>
          <table:table-cell office:value-type="float" office:value="51177.14" calcext:value-type="float">
            <text:p>51177.14</text:p>
          </table:table-cell>
          <table:table-cell office:value-type="float" office:value="3.225" calcext:value-type="float">
            <text:p>3.225</text:p>
          </table:table-cell>
          <table:table-cell table:style-name="ce1" table:formula="of:=[.D108]/[.D107]*100" office:value-type="float" office:value="113.024519465268" calcext:value-type="float">
            <text:p>113.0</text:p>
          </table:table-cell>
          <table:table-cell table:number-columns-repeated="5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February</text:p>
          </table:table-cell>
          <table:table-cell office:value-type="float" office:value="1583655.89" calcext:value-type="float">
            <text:p>1583655.89</text:p>
          </table:table-cell>
          <table:table-cell office:value-type="float" office:value="36436.59" calcext:value-type="float">
            <text:p>36436.59</text:p>
          </table:table-cell>
          <table:table-cell office:value-type="float" office:value="2.249" calcext:value-type="float">
            <text:p>2.249</text:p>
          </table:table-cell>
          <table:table-cell table:style-name="ce1" office:value-type="string" calcext:value-type="string">
            <text:p><text:s/></text:p>
          </table:table-cell>
          <table:table-cell table:number-columns-repeated="5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June</text:p>
          </table:table-cell>
          <table:table-cell office:value-type="float" office:value="1537553.21" calcext:value-type="float">
            <text:p>1537553.21</text:p>
          </table:table-cell>
          <table:table-cell office:value-type="float" office:value="225394.4" calcext:value-type="float">
            <text:p>225394.4</text:p>
          </table:table-cell>
          <table:table-cell office:value-type="float" office:value="12.7851" calcext:value-type="float">
            <text:p>12.7851</text:p>
          </table:table-cell>
          <table:table-cell table:style-name="ce1" table:formula="of:=[.D110]/[.D109]*100" office:value-type="float" office:value="97.0888448500008" calcext:value-type="float">
            <text:p>97.1</text:p>
          </table:table-cell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fb=0 Sex=Female racegrp=2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Obs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MONTH</text:p>
          </table:table-cell>
          <table:table-cell office:value-type="string" calcext:value-type="string">
            <text:p>emp</text:p>
          </table:table-cell>
          <table:table-cell office:value-type="string" calcext:value-type="string">
            <text:p>unemp</text:p>
          </table:table-cell>
          <table:table-cell office:value-type="string" calcext:value-type="string">
            <text:p>pctunemp</text:p>
          </table:table-cell>
          <table:table-cell table:number-columns-repeated="5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February</text:p>
          </table:table-cell>
          <table:table-cell office:value-type="float" office:value="6526996.95" calcext:value-type="float">
            <text:p>6526996.95</text:p>
          </table:table-cell>
          <table:table-cell office:value-type="float" office:value="441185.66" calcext:value-type="float">
            <text:p>441185.66</text:p>
          </table:table-cell>
          <table:table-cell office:value-type="float" office:value="6.3314" calcext:value-type="float">
            <text:p>6.3314</text:p>
          </table:table-cell>
          <table:table-cell table:number-columns-repeated="5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June</text:p>
          </table:table-cell>
          <table:table-cell office:value-type="float" office:value="6770788.48" calcext:value-type="float">
            <text:p>6770788.48</text:p>
          </table:table-cell>
          <table:table-cell office:value-type="float" office:value="408364.41" calcext:value-type="float">
            <text:p>408364.41</text:p>
          </table:table-cell>
          <table:table-cell office:value-type="float" office:value="5.6882" calcext:value-type="float">
            <text:p>5.6882</text:p>
          </table:table-cell>
          <table:table-cell table:style-name="ce1" table:formula="of:=[.D116]/[.D115]*100" office:value-type="float" office:value="103.735125538859" calcext:value-type="float">
            <text:p>103.7</text:p>
          </table:table-cell>
          <table:table-cell table:number-columns-repeated="5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February</text:p>
          </table:table-cell>
          <table:table-cell office:value-type="float" office:value="6809573.06" calcext:value-type="float">
            <text:p>6809573.06</text:p>
          </table:table-cell>
          <table:table-cell office:value-type="float" office:value="337591.48" calcext:value-type="float">
            <text:p>337591.48</text:p>
          </table:table-cell>
          <table:table-cell office:value-type="float" office:value="4.7234" calcext:value-type="float">
            <text:p>4.7234</text:p>
          </table:table-cell>
          <table:table-cell table:style-name="ce1" office:value-type="string" calcext:value-type="string">
            <text:p><text:s/></text:p>
          </table:table-cell>
          <table:table-cell table:number-columns-repeated="5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June</text:p>
          </table:table-cell>
          <table:table-cell office:value-type="float" office:value="6951932.69" calcext:value-type="float">
            <text:p>6951932.69</text:p>
          </table:table-cell>
          <table:table-cell office:value-type="float" office:value="403876.43" calcext:value-type="float">
            <text:p>403876.43</text:p>
          </table:table-cell>
          <table:table-cell office:value-type="float" office:value="5.4906" calcext:value-type="float">
            <text:p>5.4906</text:p>
          </table:table-cell>
          <table:table-cell table:style-name="ce1" table:formula="of:=[.D118]/[.D117]*100" office:value-type="float" office:value="102.090580844726" calcext:value-type="float">
            <text:p>102.1</text:p>
          </table:table-cell>
          <table:table-cell table:number-columns-repeated="5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February</text:p>
          </table:table-cell>
          <table:table-cell office:value-type="float" office:value="7260417.21" calcext:value-type="float">
            <text:p>7260417.21</text:p>
          </table:table-cell>
          <table:table-cell office:value-type="float" office:value="386797.79" calcext:value-type="float">
            <text:p>386797.79</text:p>
          </table:table-cell>
          <table:table-cell office:value-type="float" office:value="5.058" calcext:value-type="float">
            <text:p>5.058</text:p>
          </table:table-cell>
          <table:table-cell table:style-name="ce1" office:value-type="string" calcext:value-type="string">
            <text:p><text:s/></text:p>
          </table:table-cell>
          <table:table-cell table:number-columns-repeated="5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June</text:p>
          </table:table-cell>
          <table:table-cell office:value-type="float" office:value="6541845.17" calcext:value-type="float">
            <text:p>6541845.17</text:p>
          </table:table-cell>
          <table:table-cell office:value-type="float" office:value="1266235.6" calcext:value-type="float">
            <text:p>1266235.6</text:p>
          </table:table-cell>
          <table:table-cell office:value-type="float" office:value="16.217" calcext:value-type="float">
            <text:p>16.217</text:p>
          </table:table-cell>
          <table:table-cell table:style-name="ce1" table:formula="of:=[.D120]/[.D119]*100" office:value-type="float" office:value="90.1028822557154" calcext:value-type="float">
            <text:p>90.1</text:p>
          </table:table-cell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fb=0 Sex=Female racegrp=5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Obs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MONTH</text:p>
          </table:table-cell>
          <table:table-cell office:value-type="string" calcext:value-type="string">
            <text:p>emp</text:p>
          </table:table-cell>
          <table:table-cell office:value-type="string" calcext:value-type="string">
            <text:p>unemp</text:p>
          </table:table-cell>
          <table:table-cell office:value-type="string" calcext:value-type="string">
            <text:p>pctunemp</text:p>
          </table:table-cell>
          <table:table-cell table:number-columns-repeated="5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February</text:p>
          </table:table-cell>
          <table:table-cell office:value-type="float" office:value="1158192.3" calcext:value-type="float">
            <text:p>1158192.3</text:p>
          </table:table-cell>
          <table:table-cell office:value-type="float" office:value="33968.05" calcext:value-type="float">
            <text:p>33968.05</text:p>
          </table:table-cell>
          <table:table-cell office:value-type="float" office:value="2.8493" calcext:value-type="float">
            <text:p>2.8493</text:p>
          </table:table-cell>
          <table:table-cell table:number-columns-repeated="5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June</text:p>
          </table:table-cell>
          <table:table-cell office:value-type="float" office:value="1270004.92" calcext:value-type="float">
            <text:p>1270004.92</text:p>
          </table:table-cell>
          <table:table-cell office:value-type="float" office:value="53048.66" calcext:value-type="float">
            <text:p>53048.66</text:p>
          </table:table-cell>
          <table:table-cell office:value-type="float" office:value="4.0096" calcext:value-type="float">
            <text:p>4.0096</text:p>
          </table:table-cell>
          <table:table-cell table:style-name="ce1" table:formula="of:=[.D126]/[.D125]*100" office:value-type="float" office:value="109.654063491874" calcext:value-type="float">
            <text:p>109.7</text:p>
          </table:table-cell>
          <table:table-cell table:number-columns-repeated="5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February</text:p>
          </table:table-cell>
          <table:table-cell office:value-type="float" office:value="1308705.31" calcext:value-type="float">
            <text:p>1308705.31</text:p>
          </table:table-cell>
          <table:table-cell office:value-type="float" office:value="72211.86" calcext:value-type="float">
            <text:p>72211.86</text:p>
          </table:table-cell>
          <table:table-cell office:value-type="float" office:value="5.2293" calcext:value-type="float">
            <text:p>5.2293</text:p>
          </table:table-cell>
          <table:table-cell table:style-name="ce1" office:value-type="string" calcext:value-type="string">
            <text:p><text:s/></text:p>
          </table:table-cell>
          <table:table-cell table:number-columns-repeated="5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June</text:p>
          </table:table-cell>
          <table:table-cell office:value-type="float" office:value="1373220.83" calcext:value-type="float">
            <text:p>1373220.83</text:p>
          </table:table-cell>
          <table:table-cell office:value-type="float" office:value="47910.15" calcext:value-type="float">
            <text:p>47910.15</text:p>
          </table:table-cell>
          <table:table-cell office:value-type="float" office:value="3.3713" calcext:value-type="float">
            <text:p>3.3713</text:p>
          </table:table-cell>
          <table:table-cell table:style-name="ce1" table:formula="of:=[.D128]/[.D127]*100" office:value-type="float" office:value="104.929720962162" calcext:value-type="float">
            <text:p>104.9</text:p>
          </table:table-cell>
          <table:table-cell table:number-columns-repeated="5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February</text:p>
          </table:table-cell>
          <table:table-cell office:value-type="float" office:value="1446140.63" calcext:value-type="float">
            <text:p>1446140.63</text:p>
          </table:table-cell>
          <table:table-cell office:value-type="float" office:value="34717.82" calcext:value-type="float">
            <text:p>34717.82</text:p>
          </table:table-cell>
          <table:table-cell office:value-type="float" office:value="2.3444" calcext:value-type="float">
            <text:p>2.3444</text:p>
          </table:table-cell>
          <table:table-cell table:style-name="ce1" office:value-type="string" calcext:value-type="string">
            <text:p><text:s/></text:p>
          </table:table-cell>
          <table:table-cell table:number-columns-repeated="5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June</text:p>
          </table:table-cell>
          <table:table-cell office:value-type="float" office:value="1308927.39" calcext:value-type="float">
            <text:p>1308927.39</text:p>
          </table:table-cell>
          <table:table-cell office:value-type="float" office:value="169363.53" calcext:value-type="float">
            <text:p>169363.53</text:p>
          </table:table-cell>
          <table:table-cell office:value-type="float" office:value="11.4567" calcext:value-type="float">
            <text:p>11.4567</text:p>
          </table:table-cell>
          <table:table-cell table:style-name="ce1" table:formula="of:=[.D130]/[.D129]*100" office:value-type="float" office:value="90.5117637141555" calcext:value-type="float">
            <text:p>90.5</text:p>
          </table:table-cell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fb=1 Sex=Male racegrp=2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Obs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MONTH</text:p>
          </table:table-cell>
          <table:table-cell office:value-type="string" calcext:value-type="string">
            <text:p>emp</text:p>
          </table:table-cell>
          <table:table-cell office:value-type="string" calcext:value-type="string">
            <text:p>unemp</text:p>
          </table:table-cell>
          <table:table-cell office:value-type="string" calcext:value-type="string">
            <text:p>pctunemp</text:p>
          </table:table-cell>
          <table:table-cell table:number-columns-repeated="5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February</text:p>
          </table:table-cell>
          <table:table-cell office:value-type="float" office:value="7888339.9" calcext:value-type="float">
            <text:p>7888339.9</text:p>
          </table:table-cell>
          <table:table-cell office:value-type="float" office:value="351589.85" calcext:value-type="float">
            <text:p>351589.85</text:p>
          </table:table-cell>
          <table:table-cell office:value-type="float" office:value="4.2669" calcext:value-type="float">
            <text:p>4.2669</text:p>
          </table:table-cell>
          <table:table-cell table:number-columns-repeated="5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June</text:p>
          </table:table-cell>
          <table:table-cell office:value-type="float" office:value="8017606.82" calcext:value-type="float">
            <text:p>8017606.82</text:p>
          </table:table-cell>
          <table:table-cell office:value-type="float" office:value="209964.86" calcext:value-type="float">
            <text:p>209964.86</text:p>
          </table:table-cell>
          <table:table-cell office:value-type="float" office:value="2.552" calcext:value-type="float">
            <text:p>2.552</text:p>
          </table:table-cell>
          <table:table-cell table:style-name="ce1" table:formula="of:=[.D136]/[.D135]*100" office:value-type="float" office:value="101.638708798539" calcext:value-type="float">
            <text:p>101.6</text:p>
          </table:table-cell>
          <table:table-cell table:number-columns-repeated="5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February</text:p>
          </table:table-cell>
          <table:table-cell office:value-type="float" office:value="8057797.22" calcext:value-type="float">
            <text:p>8057797.22</text:p>
          </table:table-cell>
          <table:table-cell office:value-type="float" office:value="330749.63" calcext:value-type="float">
            <text:p>330749.63</text:p>
          </table:table-cell>
          <table:table-cell office:value-type="float" office:value="3.9429" calcext:value-type="float">
            <text:p>3.9429</text:p>
          </table:table-cell>
          <table:table-cell table:style-name="ce1" office:value-type="string" calcext:value-type="string">
            <text:p><text:s/></text:p>
          </table:table-cell>
          <table:table-cell table:number-columns-repeated="5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June</text:p>
          </table:table-cell>
          <table:table-cell office:value-type="float" office:value="7920433.95" calcext:value-type="float">
            <text:p>7920433.95</text:p>
          </table:table-cell>
          <table:table-cell office:value-type="float" office:value="174285.27" calcext:value-type="float">
            <text:p>174285.27</text:p>
          </table:table-cell>
          <table:table-cell office:value-type="float" office:value="2.1531" calcext:value-type="float">
            <text:p>2.1531</text:p>
          </table:table-cell>
          <table:table-cell table:style-name="ce1" table:formula="of:=[.D138]/[.D137]*100" office:value-type="float" office:value="98.2952751695084" calcext:value-type="float">
            <text:p>98.3</text:p>
          </table:table-cell>
          <table:table-cell table:number-columns-repeated="5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February</text:p>
          </table:table-cell>
          <table:table-cell office:value-type="float" office:value="7892434.41" calcext:value-type="float">
            <text:p>7892434.41</text:p>
          </table:table-cell>
          <table:table-cell office:value-type="float" office:value="271447.21" calcext:value-type="float">
            <text:p>271447.21</text:p>
          </table:table-cell>
          <table:table-cell office:value-type="float" office:value="3.325" calcext:value-type="float">
            <text:p>3.325</text:p>
          </table:table-cell>
          <table:table-cell table:style-name="ce1" office:value-type="string" calcext:value-type="string">
            <text:p><text:s/></text:p>
          </table:table-cell>
          <table:table-cell table:number-columns-repeated="5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June</text:p>
          </table:table-cell>
          <table:table-cell office:value-type="float" office:value="6642536.17" calcext:value-type="float">
            <text:p>6642536.17</text:p>
          </table:table-cell>
          <table:table-cell office:value-type="float" office:value="855452.75" calcext:value-type="float">
            <text:p>855452.75</text:p>
          </table:table-cell>
          <table:table-cell office:value-type="float" office:value="11.4091" calcext:value-type="float">
            <text:p>11.4091</text:p>
          </table:table-cell>
          <table:table-cell table:style-name="ce1" table:formula="of:=[.D140]/[.D139]*100" office:value-type="float" office:value="84.163337000098" calcext:value-type="float">
            <text:p>84.2</text:p>
          </table:table-cell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fb=1 Sex=Male racegrp=5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Obs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MONTH</text:p>
          </table:table-cell>
          <table:table-cell office:value-type="string" calcext:value-type="string">
            <text:p>emp</text:p>
          </table:table-cell>
          <table:table-cell office:value-type="string" calcext:value-type="string">
            <text:p>unemp</text:p>
          </table:table-cell>
          <table:table-cell office:value-type="string" calcext:value-type="string">
            <text:p>pctunemp</text:p>
          </table:table-cell>
          <table:table-cell table:number-columns-repeated="5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February</text:p>
          </table:table-cell>
          <table:table-cell office:value-type="float" office:value="3709419.21" calcext:value-type="float">
            <text:p>3709419.21</text:p>
          </table:table-cell>
          <table:table-cell office:value-type="float" office:value="89416.55" calcext:value-type="float">
            <text:p>89416.55</text:p>
          </table:table-cell>
          <table:table-cell office:value-type="float" office:value="2.3538" calcext:value-type="float">
            <text:p>2.3538</text:p>
          </table:table-cell>
          <table:table-cell table:number-columns-repeated="5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June</text:p>
          </table:table-cell>
          <table:table-cell office:value-type="float" office:value="3651196.95" calcext:value-type="float">
            <text:p>3651196.95</text:p>
          </table:table-cell>
          <table:table-cell office:value-type="float" office:value="110723.73" calcext:value-type="float">
            <text:p>110723.73</text:p>
          </table:table-cell>
          <table:table-cell office:value-type="float" office:value="2.9433" calcext:value-type="float">
            <text:p>2.9433</text:p>
          </table:table-cell>
          <table:table-cell table:style-name="ce1" table:formula="of:=[.D146]/[.D145]*100" office:value-type="float" office:value="98.4304211332318" calcext:value-type="float">
            <text:p>98.4</text:p>
          </table:table-cell>
          <table:table-cell table:number-columns-repeated="5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February</text:p>
          </table:table-cell>
          <table:table-cell office:value-type="float" office:value="3793942" calcext:value-type="float">
            <text:p>3793942</text:p>
          </table:table-cell>
          <table:table-cell office:value-type="float" office:value="91220.02" calcext:value-type="float">
            <text:p>91220.02</text:p>
          </table:table-cell>
          <table:table-cell office:value-type="float" office:value="2.3479" calcext:value-type="float">
            <text:p>2.3479</text:p>
          </table:table-cell>
          <table:table-cell table:style-name="ce1" office:value-type="string" calcext:value-type="string">
            <text:p><text:s/></text:p>
          </table:table-cell>
          <table:table-cell table:number-columns-repeated="5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June</text:p>
          </table:table-cell>
          <table:table-cell office:value-type="float" office:value="3684940.02" calcext:value-type="float">
            <text:p>3684940.02</text:p>
          </table:table-cell>
          <table:table-cell office:value-type="float" office:value="83053.81" calcext:value-type="float">
            <text:p>83053.81</text:p>
          </table:table-cell>
          <table:table-cell office:value-type="float" office:value="2.2042" calcext:value-type="float">
            <text:p>2.2042</text:p>
          </table:table-cell>
          <table:table-cell table:style-name="ce1" table:formula="of:=[.D148]/[.D147]*100" office:value-type="float" office:value="97.1269465901166" calcext:value-type="float">
            <text:p>97.1</text:p>
          </table:table-cell>
          <table:table-cell table:number-columns-repeated="5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February</text:p>
          </table:table-cell>
          <table:table-cell office:value-type="float" office:value="3723525.44" calcext:value-type="float">
            <text:p>3723525.44</text:p>
          </table:table-cell>
          <table:table-cell office:value-type="float" office:value="88111.28" calcext:value-type="float">
            <text:p>88111.28</text:p>
          </table:table-cell>
          <table:table-cell office:value-type="float" office:value="2.3116" calcext:value-type="float">
            <text:p>2.3116</text:p>
          </table:table-cell>
          <table:table-cell table:style-name="ce1" office:value-type="string" calcext:value-type="string">
            <text:p><text:s/></text:p>
          </table:table-cell>
          <table:table-cell table:number-columns-repeated="5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June</text:p>
          </table:table-cell>
          <table:table-cell office:value-type="float" office:value="3012724.99" calcext:value-type="float">
            <text:p>3012724.99</text:p>
          </table:table-cell>
          <table:table-cell office:value-type="float" office:value="440249.89" calcext:value-type="float">
            <text:p>440249.89</text:p>
          </table:table-cell>
          <table:table-cell office:value-type="float" office:value="12.7499" calcext:value-type="float">
            <text:p>12.7499</text:p>
          </table:table-cell>
          <table:table-cell table:style-name="ce1" table:formula="of:=[.D150]/[.D149]*100" office:value-type="float" office:value="80.9105520707816" calcext:value-type="float">
            <text:p>80.9</text:p>
          </table:table-cell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fb=1 Sex=Female racegrp=2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Obs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MONTH</text:p>
          </table:table-cell>
          <table:table-cell office:value-type="string" calcext:value-type="string">
            <text:p>emp</text:p>
          </table:table-cell>
          <table:table-cell office:value-type="string" calcext:value-type="string">
            <text:p>unemp</text:p>
          </table:table-cell>
          <table:table-cell office:value-type="string" calcext:value-type="string">
            <text:p>pctunemp</text:p>
          </table:table-cell>
          <table:table-cell table:number-columns-repeated="5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February</text:p>
          </table:table-cell>
          <table:table-cell office:value-type="float" office:value="5076205.63" calcext:value-type="float">
            <text:p>5076205.63</text:p>
          </table:table-cell>
          <table:table-cell office:value-type="float" office:value="269360.68" calcext:value-type="float">
            <text:p>269360.68</text:p>
          </table:table-cell>
          <table:table-cell office:value-type="float" office:value="5.039" calcext:value-type="float">
            <text:p>5.039</text:p>
          </table:table-cell>
          <table:table-cell table:number-columns-repeated="5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June</text:p>
          </table:table-cell>
          <table:table-cell office:value-type="float" office:value="4977378.26" calcext:value-type="float">
            <text:p>4977378.26</text:p>
          </table:table-cell>
          <table:table-cell office:value-type="float" office:value="268695.63" calcext:value-type="float">
            <text:p>268695.63</text:p>
          </table:table-cell>
          <table:table-cell office:value-type="float" office:value="5.1218" calcext:value-type="float">
            <text:p>5.1218</text:p>
          </table:table-cell>
          <table:table-cell table:style-name="ce1" table:formula="of:=[.D156]/[.D155]*100" office:value-type="float" office:value="98.0531251646715" calcext:value-type="float">
            <text:p>98.1</text:p>
          </table:table-cell>
          <table:table-cell table:number-columns-repeated="5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February</text:p>
          </table:table-cell>
          <table:table-cell office:value-type="float" office:value="5052356.07" calcext:value-type="float">
            <text:p>5052356.07</text:p>
          </table:table-cell>
          <table:table-cell office:value-type="float" office:value="256315.38" calcext:value-type="float">
            <text:p>256315.38</text:p>
          </table:table-cell>
          <table:table-cell office:value-type="float" office:value="4.8282" calcext:value-type="float">
            <text:p>4.8282</text:p>
          </table:table-cell>
          <table:table-cell table:style-name="ce1" office:value-type="string" calcext:value-type="string">
            <text:p><text:s/></text:p>
          </table:table-cell>
          <table:table-cell table:number-columns-repeated="5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June</text:p>
          </table:table-cell>
          <table:table-cell office:value-type="float" office:value="5117792.34" calcext:value-type="float">
            <text:p>5117792.34</text:p>
          </table:table-cell>
          <table:table-cell office:value-type="float" office:value="238724.32" calcext:value-type="float">
            <text:p>238724.32</text:p>
          </table:table-cell>
          <table:table-cell office:value-type="float" office:value="4.4567" calcext:value-type="float">
            <text:p>4.4567</text:p>
          </table:table-cell>
          <table:table-cell table:style-name="ce1" table:formula="of:=[.D158]/[.D157]*100" office:value-type="float" office:value="101.295163466181" calcext:value-type="float">
            <text:p>101.3</text:p>
          </table:table-cell>
          <table:table-cell table:number-columns-repeated="5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February</text:p>
          </table:table-cell>
          <table:table-cell office:value-type="float" office:value="5114298.07" calcext:value-type="float">
            <text:p>5114298.07</text:p>
          </table:table-cell>
          <table:table-cell office:value-type="float" office:value="314408.88" calcext:value-type="float">
            <text:p>314408.88</text:p>
          </table:table-cell>
          <table:table-cell office:value-type="float" office:value="5.7916" calcext:value-type="float">
            <text:p>5.7916</text:p>
          </table:table-cell>
          <table:table-cell table:style-name="ce1" office:value-type="string" calcext:value-type="string">
            <text:p><text:s/></text:p>
          </table:table-cell>
          <table:table-cell table:number-columns-repeated="5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June</text:p>
          </table:table-cell>
          <table:table-cell office:value-type="float" office:value="4136797.89" calcext:value-type="float">
            <text:p>4136797.89</text:p>
          </table:table-cell>
          <table:table-cell office:value-type="float" office:value="812345.06" calcext:value-type="float">
            <text:p>812345.06</text:p>
          </table:table-cell>
          <table:table-cell office:value-type="float" office:value="16.4139" calcext:value-type="float">
            <text:p>16.4139</text:p>
          </table:table-cell>
          <table:table-cell table:style-name="ce1" table:formula="of:=[.D160]/[.D159]*100" office:value-type="float" office:value="80.8869141645473" calcext:value-type="float">
            <text:p>80.9</text:p>
          </table:table-cell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fb=1 Sex=Female racegrp=5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Obs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MONTH</text:p>
          </table:table-cell>
          <table:table-cell office:value-type="string" calcext:value-type="string">
            <text:p>emp</text:p>
          </table:table-cell>
          <table:table-cell office:value-type="string" calcext:value-type="string">
            <text:p>unemp</text:p>
          </table:table-cell>
          <table:table-cell office:value-type="string" calcext:value-type="string">
            <text:p>pctunemp</text:p>
          </table:table-cell>
          <table:table-cell table:number-columns-repeated="5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February</text:p>
          </table:table-cell>
          <table:table-cell office:value-type="float" office:value="3240350.13" calcext:value-type="float">
            <text:p>3240350.13</text:p>
          </table:table-cell>
          <table:table-cell office:value-type="float" office:value="120589.53" calcext:value-type="float">
            <text:p>120589.53</text:p>
          </table:table-cell>
          <table:table-cell office:value-type="float" office:value="3.588" calcext:value-type="float">
            <text:p>3.588</text:p>
          </table:table-cell>
          <table:table-cell table:number-columns-repeated="5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June</text:p>
          </table:table-cell>
          <table:table-cell office:value-type="float" office:value="3251555.18" calcext:value-type="float">
            <text:p>3251555.18</text:p>
          </table:table-cell>
          <table:table-cell office:value-type="float" office:value="102326.17" calcext:value-type="float">
            <text:p>102326.17</text:p>
          </table:table-cell>
          <table:table-cell office:value-type="float" office:value="3.051" calcext:value-type="float">
            <text:p>3.051</text:p>
          </table:table-cell>
          <table:table-cell table:style-name="ce1" table:formula="of:=[.D166]/[.D165]*100" office:value-type="float" office:value="100.345797508" calcext:value-type="float">
            <text:p>100.3</text:p>
          </table:table-cell>
          <table:table-cell table:number-columns-repeated="5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February</text:p>
          </table:table-cell>
          <table:table-cell office:value-type="float" office:value="3314467.57" calcext:value-type="float">
            <text:p>3314467.57</text:p>
          </table:table-cell>
          <table:table-cell office:value-type="float" office:value="122562.81" calcext:value-type="float">
            <text:p>122562.81</text:p>
          </table:table-cell>
          <table:table-cell office:value-type="float" office:value="3.566" calcext:value-type="float">
            <text:p>3.566</text:p>
          </table:table-cell>
          <table:table-cell table:style-name="ce1" office:value-type="string" calcext:value-type="string">
            <text:p><text:s/></text:p>
          </table:table-cell>
          <table:table-cell table:number-columns-repeated="5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June</text:p>
          </table:table-cell>
          <table:table-cell office:value-type="float" office:value="3358515.75" calcext:value-type="float">
            <text:p>3358515.75</text:p>
          </table:table-cell>
          <table:table-cell office:value-type="float" office:value="65293.69" calcext:value-type="float">
            <text:p>65293.69</text:p>
          </table:table-cell>
          <table:table-cell office:value-type="float" office:value="1.907" calcext:value-type="float">
            <text:p>1.907</text:p>
          </table:table-cell>
          <table:table-cell table:style-name="ce1" table:formula="of:=[.D168]/[.D167]*100" office:value-type="float" office:value="101.328966993031" calcext:value-type="float">
            <text:p>101.3</text:p>
          </table:table-cell>
          <table:table-cell table:number-columns-repeated="5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February</text:p>
          </table:table-cell>
          <table:table-cell office:value-type="float" office:value="3229135.78" calcext:value-type="float">
            <text:p>3229135.78</text:p>
          </table:table-cell>
          <table:table-cell office:value-type="float" office:value="99413.83" calcext:value-type="float">
            <text:p>99413.83</text:p>
          </table:table-cell>
          <table:table-cell office:value-type="float" office:value="2.9867" calcext:value-type="float">
            <text:p>2.9867</text:p>
          </table:table-cell>
          <table:table-cell table:style-name="ce1" office:value-type="string" calcext:value-type="string">
            <text:p><text:s/></text:p>
          </table:table-cell>
          <table:table-cell table:number-columns-repeated="5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June</text:p>
          </table:table-cell>
          <table:table-cell office:value-type="float" office:value="2670979.71" calcext:value-type="float">
            <text:p>2670979.71</text:p>
          </table:table-cell>
          <table:table-cell office:value-type="float" office:value="540705.13" calcext:value-type="float">
            <text:p>540705.13</text:p>
          </table:table-cell>
          <table:table-cell office:value-type="float" office:value="16.8356" calcext:value-type="float">
            <text:p>16.8356</text:p>
          </table:table-cell>
          <table:table-cell table:style-name="ce1" table:formula="of:=[.D170]/[.D169]*100" office:value-type="float" office:value="82.7150015351786" calcext:value-type="float">
            <text:p>82.7</text:p>
          </table:table-cell>
          <table:table-cell table:number-columns-repeated="57"/>
        </table:table-row>
        <table:table-row table:style-name="ro1" table:number-rows-repeated="1048405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60">
      <number:number number:decimal-places="1" loext:min-decimal-places="1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31">00/00/0000</text:date>, <text:time style:data-style-name="N2" text:time-value="14:21:01.0778478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Rogelio Saenz</meta:initial-creator>
    <dc:creator>Corey Sparks</dc:creator>
    <meta:creation-date>2020-07-24T20:03:39</meta:creation-date>
    <dc:date>2020-07-31T14:53:31.893213749</dc:date>
    <meta:generator>LibreOffice/6.4.5.2$Linux_X86_64 LibreOffice_project/40$Build-2</meta:generator>
    <meta:editing-duration>PT25M59S</meta:editing-duration>
    <meta:editing-cycles>2</meta:editing-cycles>
    <meta:document-statistic meta:table-count="1" meta:cell-count="1027" meta:object-count="2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graphic-properties draw:stroke="none" draw:fill="none" draw:fill-color="#d9d9d9"/>
      <style:text-properties fo:color="#595959" style:text-position="0% 100%" fo:font-family="'Times New Roman'" style:font-family-generic="roman" fo:font-size="9pt" style:font-size-asian="9pt" style:font-family-complex="'Times New Roman'" style:font-family-generic-complex="roman" style:font-size-complex="9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origin="1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'Times New Roman'" style:font-family-generic="roman" fo:font-size="9pt" style:font-size-asian="9pt" style:font-family-complex="'Times New Roman'" style:font-family-generic-complex="roman" style:font-size-complex="9pt"/>
    </style:style>
    <style:style style:name="ch5" style:family="chart" style:data-style-name="N0">
      <style:chart-properties chart:display-label="true" chart:tick-marks-major-inner="false" chart:tick-marks-major-outer="false" chart:logarithmic="false" chart:minimum="75" chart:interval-minor-divisor="5" chart:gap-width="219" chart:overlap="-27" chart:reverse-direction="false" text:line-break="false" loext:try-staggering-first="false" chart:link-data-style-to-source="false" chart:axis-position="1" chart:tick-mark-position="at-axis"/>
      <style:graphic-properties draw:stroke="none" svg:stroke-width="0.018cm" svg:stroke-color="#b3b3b3"/>
      <style:text-properties fo:color="#595959" style:text-position="0% 100%" fo:font-family="'Times New Roman'" style:font-family-generic="roman" fo:font-size="9pt" style:font-size-asian="9pt" style:font-family-complex="'Times New Roman'" style:font-family-generic-complex="roman" style:font-size-complex="9pt"/>
    </style:style>
    <style:style style:name="ch6" style:family="chart">
      <style:chart-properties chart:auto-position="true" style:rotation-angle="90"/>
      <style:text-properties fo:color="#595959" style:text-position="0% 100%" fo:font-family="'Times New Roman'" style:font-family-generic="roman" fo:font-size="10pt" fo:language="en" fo:country="US" style:font-size-asian="10pt" style:font-family-complex="'Times New Roman'" style:font-family-generic-complex="roman" style:font-size-complex="10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svg:stroke-color="#00b050" draw:fill-color="#00b050"/>
      <style:text-properties fo:color="#000000" style:text-position="0% 100%" fo:font-family="'Times New Roman'" style:font-family-generic="roman" fo:font-size="10pt" style:font-size-asian="10pt" style:font-family-complex="'Times New Roman'" style:font-family-generic-complex="roman" style:font-size-complex="10pt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svg:stroke-color="#7030a0" draw:fill-color="#7030a0"/>
      <style:text-properties fo:color="#000000" style:text-position="0% 100%" fo:font-family="'Times New Roman'" style:font-family-generic="roman" fo:font-size="10pt" style:font-size-asian="10pt" style:font-family-complex="'Times New Roman'" style:font-family-generic-complex="roman" style:font-size-complex="10pt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svg:stroke-color="#ff0000" draw:fill-color="#ff0000"/>
      <style:text-properties fo:color="#000000" style:text-position="0% 100%" fo:font-family="'Times New Roman'" style:font-family-generic="roman" fo:font-size="10pt" style:font-size-asian="10pt" style:font-family-complex="'Times New Roman'" style:font-family-generic-complex="roman" style:font-size-complex="10pt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2.042cm" svg:height="7.635cm" xlink:href=".." xlink:type="simple" chart:class="chart:bar" chart:style-name="ch1">
        <chart:legend chart:legend-position="bottom" svg:x="4.317cm" svg:y="7.063cm" style:legend-expansion="wide" chart:style-name="ch2"/>
        <chart:plot-area chart:style-name="ch3" table:cell-range-address="Sheet1.J8:Sheet1.M16" chart:data-source-has-labels="both" svg:x="1.3cm" svg:y="0.152cm" svg:width="10.502cm" svg:height="6.575cm">
          <chartooo:coordinate-region svg:x="1.877cm" svg:y="0.338cm" svg:width="9.925cm" svg:height="5.919cm"/>
          <chart:axis chart:dimension="x" chart:name="primary-x" chart:style-name="ch4" chartooo:axis-type="auto">
            <chartooo:date-scale/>
            <chart:categories table:cell-range-address="Sheet1.J9:Sheet1.J16"/>
          </chart:axis>
          <chart:axis chart:dimension="y" chart:name="primary-y" chart:style-name="ch5">
            <chart:title svg:x="0.451cm" svg:y="5.117cm" chart:style-name="ch6">
              <text:p>Pct. of Jobs Recovered</text:p>
            </chart:title>
            <chart:grid chart:style-name="ch7" chart:class="major"/>
          </chart:axis>
          <chart:series chart:style-name="ch8" chart:values-cell-range-address="Sheet1.K9:Sheet1.K16" chart:label-cell-address="Sheet1.K8:Sheet1.K8" chart:class="chart:bar">
            <chart:data-point chart:repeated="8"/>
          </chart:series>
          <chart:series chart:style-name="ch9" chart:values-cell-range-address="Sheet1.L9:Sheet1.L16" chart:label-cell-address="Sheet1.L8:Sheet1.L8" chart:class="chart:bar">
            <chart:data-point chart:repeated="8"/>
          </chart:series>
          <chart:series chart:style-name="ch10" chart:values-cell-range-address="Sheet1.M9:Sheet1.M16" chart:label-cell-address="Sheet1.M8:Sheet1.M8" chart:class="chart:ba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18</text:p>
                <draw:g>
                  <svg:desc>Sheet1.K8:Sheet1.K8</svg:desc>
                </draw:g>
              </table:table-cell>
              <table:table-cell office:value-type="string">
                <text:p>2019</text:p>
                <draw:g>
                  <svg:desc>Sheet1.L8:Sheet1.L8</svg:desc>
                </draw:g>
              </table:table-cell>
              <table:table-cell office:value-type="string">
                <text:p>2020</text:p>
                <draw:g>
                  <svg:desc>Sheet1.M8:Sheet1.M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U.S.</text:p>
                <draw:g>
                  <svg:desc>Sheet1.J9:Sheet1.J16</svg:desc>
                </draw:g>
              </table:table-cell>
              <table:table-cell office:value-type="float" office:value="101.4">
                <text:p>101.4</text:p>
                <draw:g>
                  <svg:desc>Sheet1.K9:Sheet1.K16</svg:desc>
                </draw:g>
              </table:table-cell>
              <table:table-cell office:value-type="float" office:value="100.8">
                <text:p>100.8</text:p>
                <draw:g>
                  <svg:desc>Sheet1.L9:Sheet1.L16</svg:desc>
                </draw:g>
              </table:table-cell>
              <table:table-cell office:value-type="float" office:value="90.5">
                <text:p>90.5</text:p>
                <draw:g>
                  <svg:desc>Sheet1.M9:Sheet1.M16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lack</text:p>
              </table:table-cell>
              <table:table-cell office:value-type="float" office:value="101.1">
                <text:p>101.1</text:p>
              </table:table-cell>
              <table:table-cell office:value-type="float" office:value="101">
                <text:p>101</text:p>
              </table:table-cell>
              <table:table-cell office:value-type="float" office:value="88.5">
                <text:p>88.5</text:p>
              </table:table-cell>
            </table:table-row>
            <table:table-row>
              <table:table-cell office:value-type="string">
                <text:p>Latino</text:p>
              </table:table-cell>
              <table:table-cell office:value-type="float" office:value="101.7">
                <text:p>101.7</text:p>
              </table:table-cell>
              <table:table-cell office:value-type="float" office:value="101.6">
                <text:p>101.6</text:p>
              </table:table-cell>
              <table:table-cell office:value-type="float" office:value="87.7">
                <text:p>87.7</text:p>
              </table:table-cell>
            </table:table-row>
            <table:table-row>
              <table:table-cell office:value-type="string">
                <text:p>White</text:p>
              </table:table-cell>
              <table:table-cell office:value-type="float" office:value="101.1">
                <text:p>101.1</text:p>
              </table:table-cell>
              <table:table-cell office:value-type="float" office:value="100.4">
                <text:p>100.4</text:p>
              </table:table-cell>
              <table:table-cell office:value-type="float" office:value="92.5">
                <text:p>92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emale</text:p>
              </table:table-cell>
              <table:table-cell office:value-type="float" office:value="100.9">
                <text:p>100.9</text:p>
              </table:table-cell>
              <table:table-cell office:value-type="float" office:value="99.9">
                <text:p>99.9</text:p>
              </table:table-cell>
              <table:table-cell office:value-type="float" office:value="88.8">
                <text:p>88.8</text:p>
              </table:table-cell>
            </table:table-row>
            <table:table-row>
              <table:table-cell office:value-type="string">
                <text:p>Male</text:p>
              </table:table-cell>
              <table:table-cell office:value-type="float" office:value="101.8">
                <text:p>101.8</text:p>
              </table:table-cell>
              <table:table-cell office:value-type="float" office:value="101.7">
                <text:p>101.7</text:p>
              </table:table-cell>
              <table:table-cell office:value-type="float" office:value="92.1">
                <text:p>92.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oo="http://openoffice.org/2004/office" xmlns:chartooo="http://openoffice.org/2010/chart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generator>LibreOffice/6.4.5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ield="urn:openoffice:names:experimental:ooo-ms-interop:xmlns:field:1.0" xmlns:of="urn:oasis:names:tc:opendocument:xmlns:of:1.2" xmlns:style="urn:oasis:names:tc:opendocument:xmlns:style:1.0" xmlns:calcext="urn:org:documentfoundation:names:experimental:calc:xmlns:calcext:1.0" xmlns:fo="urn:oasis:names:tc:opendocument:xmlns:xsl-fo-compatible:1.0" xmlns:oooc="http://openoffice.org/2004/calc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tyles/>
</office:document-styles>
</file>

<file path=Object 2/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graphic-properties draw:stroke="none" draw:fill="none" draw:fill-color="#d9d9d9"/>
      <style:text-properties fo:color="#595959" style:text-position="0% 100%" fo:font-family="'Times New Roman'" style:font-family-generic="roman" fo:font-size="9pt" style:font-size-asian="9pt" style:font-family-complex="'Times New Roman'" style:font-family-generic-complex="roman" style:font-size-complex="9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origin="1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'Times New Roman'" style:font-family-generic="roman" fo:font-size="9pt" style:font-size-asian="9pt" style:font-family-complex="'Times New Roman'" style:font-family-generic-complex="roman" style:font-size-complex="9pt"/>
    </style:style>
    <style:style style:name="ch5" style:family="chart" style:data-style-name="N0">
      <style:chart-properties chart:display-label="true" chart:tick-marks-major-inner="false" chart:tick-marks-major-outer="false" chart:logarithmic="false" chart:minimum="75" chart:interval-minor-divisor="5" chart:gap-width="219" chart:overlap="-27" chart:reverse-direction="false" text:line-break="false" loext:try-staggering-first="false" chart:link-data-style-to-source="false" chart:axis-position="1" chart:tick-mark-position="at-axis"/>
      <style:graphic-properties draw:stroke="none" svg:stroke-width="0.018cm" svg:stroke-color="#b3b3b3"/>
      <style:text-properties fo:color="#595959" style:text-position="0% 100%" fo:font-family="'Times New Roman'" style:font-family-generic="roman" fo:font-size="9pt" style:font-size-asian="9pt" style:font-family-complex="'Times New Roman'" style:font-family-generic-complex="roman" style:font-size-complex="9pt"/>
    </style:style>
    <style:style style:name="ch6" style:family="chart">
      <style:chart-properties chart:auto-position="true" style:rotation-angle="90"/>
      <style:text-properties fo:color="#595959" style:text-position="0% 100%" fo:font-family="'Times New Roman'" style:font-family-generic="roman" fo:font-size="10pt" fo:language="en" fo:country="US" style:font-size-asian="10pt" style:font-family-complex="'Times New Roman'" style:font-family-generic-complex="roman" style:font-size-complex="10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svg:stroke-color="#00b050" draw:fill-color="#00b050"/>
      <style:text-properties fo:color="#000000" style:text-position="0% 100%" fo:font-family="'Times New Roman'" style:font-family-generic="roman" fo:font-size="10pt" style:font-size-asian="10pt" style:font-family-complex="'Times New Roman'" style:font-family-generic-complex="roman" style:font-size-complex="10pt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svg:stroke-color="#7030a0" draw:fill-color="#7030a0"/>
      <style:text-properties fo:color="#000000" style:text-position="0% 100%" fo:font-family="'Times New Roman'" style:font-family-generic="roman" fo:font-size="10pt" style:font-size-asian="10pt" style:font-family-complex="'Times New Roman'" style:font-family-generic-complex="roman" style:font-size-complex="10pt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svg:stroke-color="#ff0000" draw:fill-color="#ff0000"/>
      <style:text-properties fo:color="#000000" style:text-position="0% 100%" fo:font-family="'Times New Roman'" style:font-family-generic="roman" fo:font-size="10pt" style:font-size-asian="10pt" style:font-family-complex="'Times New Roman'" style:font-family-generic-complex="roman" style:font-size-complex="10pt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3.225cm" svg:height="7.635cm" xlink:href=".." xlink:type="simple" chart:class="chart:bar" chart:style-name="ch1">
        <chart:legend chart:legend-position="bottom" svg:x="4.908cm" svg:y="7.063cm" style:legend-expansion="wide" chart:style-name="ch2"/>
        <chart:plot-area chart:style-name="ch3" table:cell-range-address="Sheet1.J36:Sheet1.J43 Sheet1.M35:Sheet1.M43 Sheet1.N36:Sheet1.O44" chart:data-source-has-labels="both" svg:x="1.324cm" svg:y="0.152cm" svg:width="11.637cm" svg:height="6.575cm">
          <chartooo:coordinate-region svg:x="1.901cm" svg:y="0.152cm" svg:width="11.06cm" svg:height="5.549cm"/>
          <chart:axis chart:dimension="x" chart:name="primary-x" chart:style-name="ch4" chartooo:axis-type="auto">
            <chartooo:date-scale/>
            <chart:categories table:cell-range-address="Sheet1.J36:Sheet1.J43"/>
          </chart:axis>
          <chart:axis chart:dimension="y" chart:name="primary-y" chart:style-name="ch5">
            <chart:title svg:x="0.451cm" svg:y="4.932cm" chart:style-name="ch6">
              <text:p>Pct. Jobs Recovered</text:p>
            </chart:title>
            <chart:grid chart:style-name="ch7" chart:class="major"/>
          </chart:axis>
          <chart:series chart:style-name="ch8" chart:values-cell-range-address="Sheet1.M36:Sheet1.M43" chart:label-cell-address="Sheet1.M35:Sheet1.M35" chart:class="chart:bar">
            <chart:data-point chart:repeated="8"/>
          </chart:series>
          <chart:series chart:style-name="ch9" chart:values-cell-range-address="Sheet1.N37:Sheet1.N44" chart:label-cell-address="Sheet1.N36:Sheet1.N36" chart:class="chart:bar">
            <chart:data-point chart:repeated="8"/>
          </chart:series>
          <chart:series chart:style-name="ch10" chart:values-cell-range-address="Sheet1.O37:Sheet1.O44" chart:label-cell-address="Sheet1.O36:Sheet1.O36" chart:class="chart:ba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18</text:p>
                <draw:g>
                  <svg:desc>Sheet1.M35:Sheet1.M35</svg:desc>
                </draw:g>
              </table:table-cell>
              <table:table-cell office:value-type="string">
                <text:p>2019</text:p>
                <draw:g>
                  <svg:desc>Sheet1.N36:Sheet1.N36</svg:desc>
                </draw:g>
              </table:table-cell>
              <table:table-cell office:value-type="string">
                <text:p>2020</text:p>
                <draw:g>
                  <svg:desc>Sheet1.O36:Sheet1.O3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lack Female</text:p>
                <draw:g>
                  <svg:desc>Sheet1.J36:Sheet1.J43</svg:desc>
                </draw:g>
              </table:table-cell>
              <table:table-cell office:value-type="float" office:value="101.4">
                <text:p>101.4</text:p>
                <draw:g>
                  <svg:desc>Sheet1.M36:Sheet1.M43</svg:desc>
                </draw:g>
              </table:table-cell>
              <table:table-cell office:value-type="float" office:value="100.8">
                <text:p>100.8</text:p>
                <draw:g>
                  <svg:desc>Sheet1.N37:Sheet1.N44</svg:desc>
                </draw:g>
              </table:table-cell>
              <table:table-cell office:value-type="float" office:value="86.6">
                <text:p>86.6</text:p>
                <draw:g>
                  <svg:desc>Sheet1.O37:Sheet1.O44</svg:desc>
                </draw:g>
              </table:table-cell>
            </table:table-row>
            <table:table-row>
              <table:table-cell office:value-type="string">
                <text:p>Black Male</text:p>
              </table:table-cell>
              <table:table-cell office:value-type="float" office:value="100.8">
                <text:p>100.8</text:p>
              </table:table-cell>
              <table:table-cell office:value-type="float" office:value="101.2">
                <text:p>101.2</text:p>
              </table:table-cell>
              <table:table-cell office:value-type="float" office:value="90.8">
                <text:p>90.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atina Female</text:p>
              </table:table-cell>
              <table:table-cell office:value-type="float" office:value="101.2">
                <text:p>101.2</text:p>
              </table:table-cell>
              <table:table-cell office:value-type="float" office:value="101.8">
                <text:p>101.8</text:p>
              </table:table-cell>
              <table:table-cell office:value-type="float" office:value="86.3">
                <text:p>86.3</text:p>
              </table:table-cell>
            </table:table-row>
            <table:table-row>
              <table:table-cell office:value-type="string">
                <text:p>Latino Male</text:p>
              </table:table-cell>
              <table:table-cell office:value-type="float" office:value="102">
                <text:p>102</text:p>
              </table:table-cell>
              <table:table-cell office:value-type="float" office:value="101.5">
                <text:p>101.5</text:p>
              </table:table-cell>
              <table:table-cell office:value-type="float" office:value="88.8">
                <text:p>88.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hite Female</text:p>
              </table:table-cell>
              <table:table-cell office:value-type="float" office:value="100.3">
                <text:p>100.3</text:p>
              </table:table-cell>
              <table:table-cell office:value-type="float" office:value="99">
                <text:p>99</text:p>
              </table:table-cell>
              <table:table-cell office:value-type="float" office:value="90.2">
                <text:p>90.2</text:p>
              </table:table-cell>
            </table:table-row>
            <table:table-row>
              <table:table-cell office:value-type="string">
                <text:p>White Male</text:p>
              </table:table-cell>
              <table:table-cell office:value-type="float" office:value="101.9">
                <text:p>101.9</text:p>
              </table:table-cell>
              <table:table-cell office:value-type="float" office:value="101.7">
                <text:p>101.7</text:p>
              </table:table-cell>
              <table:table-cell office:value-type="float" office:value="94.1">
                <text:p>94.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oo="http://openoffice.org/2004/office" xmlns:chartooo="http://openoffice.org/2010/chart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generator>LibreOffice/6.4.5.2$Linux_X86_64 LibreOffice_project/4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ield="urn:openoffice:names:experimental:ooo-ms-interop:xmlns:field:1.0" xmlns:of="urn:oasis:names:tc:opendocument:xmlns:of:1.2" xmlns:style="urn:oasis:names:tc:opendocument:xmlns:style:1.0" xmlns:calcext="urn:org:documentfoundation:names:experimental:calc:xmlns:calcext:1.0" xmlns:fo="urn:oasis:names:tc:opendocument:xmlns:xsl-fo-compatible:1.0" xmlns:oooc="http://openoffice.org/2004/calc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tyles/>
</office:document-styles>
</file>